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execute if entity @e[type=item,nbt={Item:{id:"minecraft:diamond",Count:1b}},distance=..4] run summon item ~ ~ ~ {PickupDelay:40,Invulnerable:1b,Item:{id:"minecraft:emerald",Count:1b}}</text:p>
          </table:table-cell>
          <table:table-cell table:number-columns-repeated="15"/>
          <table:table-cell office:value-type="string" calcext:value-type="string">
            <text:p>execute if entity @e[type=item,nbt={Item:{id:"minecraft:diamond",Count:1b}},distance=..4] run kill @e[type=minecraft:item,nbt={Item:{id:"minecraft:diamond",Count:1b}},limit=1,distance=..4]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xecute if entity @e[type=item,nbt={Item:{id:"appliedenergistics2:certus_quartz_crystal",Count:</text:p>
          </table:table-cell>
          <table:table-cell table:number-columns-repeated="15"/>
          <table:table-cell office:value-type="string" calcext:value-type="string">
            <text:p>execute if entity @e[type=item,nbt={Item:{id:"appliedenergistics2:certus_quartz_crystal",Coun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}},distance=..4] run summon item ~ ~ ~ {PickupDelay:100,Invulnerable:1b,Item:{id:"appliedenergistics2:charged_certus_quartz_crystal",Count:</text:p>
          </table:table-cell>
          <table:table-cell table:number-columns-repeated="15"/>
          <table:table-cell office:value-type="string" calcext:value-type="string">
            <text:p>b}},distance=..4] run kill @e[type=minecraft:item,nbt={Item:{id:"appliedenergistics2:certus_quartz_crystal",Count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}}</text:p>
          </table:table-cell>
          <table:table-cell table:number-columns-repeated="15"/>
          <table:table-cell office:value-type="string" calcext:value-type="string">
            <text:p>b}},limit=1,distance=..4]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formula="of:=SUM([.C9:.C72])" office:value-type="float" office:value="2016" calcext:value-type="float">
            <text:p>2016</text:p>
          </table:table-cell>
          <table:table-cell table:number-columns-repeated="19"/>
        </table:table-row>
        <table:table-row table:style-name="ro1">
          <table:table-cell/>
          <table:table-cell table:formula="of:=[.C10]*2"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table:formula="of:=CONCATENATE([.$C$3];[.C10];[.$C$4];[.B10];[.$C$5])" office:value-type="string" office:string-value="execute if entity @e[type=item,nbt={Item:{id:&quot;appliedenergistics2:certus_quartz_crystal&quot;,Count:63b}},distance=..4] run summon item ~ ~ ~ {PickupDelay:100,Invulnerable:1b,Item:{id:&quot;appliedenergistics2:charged_certus_quartz_crystal&quot;,Count:126b}}" calcext:value-type="string">
            <text:p>execute if entity @e[type=item,nbt={Item:{id:"appliedenergistics2:certus_quartz_crystal",Count:63b}},distance=..4] run summon item ~ ~ ~ {PickupDelay:100,Invulnerable:1b,Item:{id:"appliedenergistics2:charged_certus_quartz_crystal",Count:126b}}</text:p>
          </table:table-cell>
          <table:table-cell table:number-columns-repeated="14"/>
          <table:table-cell office:value-type="float" office:value="63" calcext:value-type="float">
            <text:p>63</text:p>
          </table:table-cell>
          <table:table-cell table:formula="of:=CONCATENATE([.$S$3];[.S10];[.$S$4];[.S10];[.$S$5])" office:value-type="string" office:string-value="execute if entity @e[type=item,nbt={Item:{id:&quot;appliedenergistics2:certus_quartz_crystal&quot;,Count:63b}},distance=..4] run kill @e[type=minecraft:item,nbt={Item:{id:&quot;appliedenergistics2:certus_quartz_crystal&quot;,Count:63b}},limit=1,distance=..4]" calcext:value-type="string">
            <text:p>execute if entity @e[type=item,nbt={Item:{id:"appliedenergistics2:certus_quartz_crystal",Count:63b}},distance=..4] run kill @e[type=minecraft:item,nbt={Item:{id:"appliedenergistics2:certus_quartz_crystal",Count:63b}},limit=1,distance=..4]</text:p>
          </table:table-cell>
        </table:table-row>
        <table:table-row table:style-name="ro1">
          <table:table-cell/>
          <table:table-cell table:formula="of:=[.C11]*2" office:value-type="float" office:value="124" calcext:value-type="float">
            <text:p>124</text:p>
          </table:table-cell>
          <table:table-cell office:value-type="float" office:value="62" calcext:value-type="float">
            <text:p>62</text:p>
          </table:table-cell>
          <table:table-cell table:formula="of:=CONCATENATE([.$C$3];[.C11];[.$C$4];[.B11];[.$C$5])" office:value-type="string" office:string-value="execute if entity @e[type=item,nbt={Item:{id:&quot;appliedenergistics2:certus_quartz_crystal&quot;,Count:62b}},distance=..4] run summon item ~ ~ ~ {PickupDelay:100,Invulnerable:1b,Item:{id:&quot;appliedenergistics2:charged_certus_quartz_crystal&quot;,Count:124b}}" calcext:value-type="string">
            <text:p>execute if entity @e[type=item,nbt={Item:{id:"appliedenergistics2:certus_quartz_crystal",Count:62b}},distance=..4] run summon item ~ ~ ~ {PickupDelay:100,Invulnerable:1b,Item:{id:"appliedenergistics2:charged_certus_quartz_crystal",Count:124b}}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formula="of:=CONCATENATE([.$S$3];[.S11];[.$S$4];[.S11];[.$S$5])" office:value-type="string" office:string-value="execute if entity @e[type=item,nbt={Item:{id:&quot;appliedenergistics2:certus_quartz_crystal&quot;,Count:62b}},distance=..4] run kill @e[type=minecraft:item,nbt={Item:{id:&quot;appliedenergistics2:certus_quartz_crystal&quot;,Count:62b}},limit=1,distance=..4]" calcext:value-type="string">
            <text:p>execute if entity @e[type=item,nbt={Item:{id:"appliedenergistics2:certus_quartz_crystal",Count:62b}},distance=..4] run kill @e[type=minecraft:item,nbt={Item:{id:"appliedenergistics2:certus_quartz_crystal",Count:62b}},limit=1,distance=..4]</text:p>
          </table:table-cell>
        </table:table-row>
        <table:table-row table:style-name="ro1">
          <table:table-cell/>
          <table:table-cell table:formula="of:=[.C12]*2"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CONCATENATE([.$C$3];[.C12];[.$C$4];[.B12];[.$C$5])" office:value-type="string" office:string-value="execute if entity @e[type=item,nbt={Item:{id:&quot;appliedenergistics2:certus_quartz_crystal&quot;,Count:61b}},distance=..4] run summon item ~ ~ ~ {PickupDelay:100,Invulnerable:1b,Item:{id:&quot;appliedenergistics2:charged_certus_quartz_crystal&quot;,Count:122b}}" calcext:value-type="string">
            <text:p>execute if entity @e[type=item,nbt={Item:{id:"appliedenergistics2:certus_quartz_crystal",Count:61b}},distance=..4] run summon item ~ ~ ~ {PickupDelay:100,Invulnerable:1b,Item:{id:"appliedenergistics2:charged_certus_quartz_crystal",Count:122b}}</text:p>
          </table:table-cell>
          <table:table-cell table:number-columns-repeated="14"/>
          <table:table-cell office:value-type="float" office:value="61" calcext:value-type="float">
            <text:p>61</text:p>
          </table:table-cell>
          <table:table-cell table:formula="of:=CONCATENATE([.$S$3];[.S12];[.$S$4];[.S12];[.$S$5])" office:value-type="string" office:string-value="execute if entity @e[type=item,nbt={Item:{id:&quot;appliedenergistics2:certus_quartz_crystal&quot;,Count:61b}},distance=..4] run kill @e[type=minecraft:item,nbt={Item:{id:&quot;appliedenergistics2:certus_quartz_crystal&quot;,Count:61b}},limit=1,distance=..4]" calcext:value-type="string">
            <text:p>execute if entity @e[type=item,nbt={Item:{id:"appliedenergistics2:certus_quartz_crystal",Count:61b}},distance=..4] run kill @e[type=minecraft:item,nbt={Item:{id:"appliedenergistics2:certus_quartz_crystal",Count:61b}},limit=1,distance=..4]</text:p>
          </table:table-cell>
        </table:table-row>
        <table:table-row table:style-name="ro1">
          <table:table-cell/>
          <table:table-cell table:formula="of:=[.C13]*2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CONCATENATE([.$C$3];[.C13];[.$C$4];[.B13];[.$C$5])" office:value-type="string" office:string-value="execute if entity @e[type=item,nbt={Item:{id:&quot;appliedenergistics2:certus_quartz_crystal&quot;,Count:60b}},distance=..4] run summon item ~ ~ ~ {PickupDelay:100,Invulnerable:1b,Item:{id:&quot;appliedenergistics2:charged_certus_quartz_crystal&quot;,Count:120b}}" calcext:value-type="string">
            <text:p>execute if entity @e[type=item,nbt={Item:{id:"appliedenergistics2:certus_quartz_crystal",Count:60b}},distance=..4] run summon item ~ ~ ~ {PickupDelay:100,Invulnerable:1b,Item:{id:"appliedenergistics2:charged_certus_quartz_crystal",Count:120b}}</text:p>
          </table:table-cell>
          <table:table-cell table:number-columns-repeated="14"/>
          <table:table-cell office:value-type="float" office:value="60" calcext:value-type="float">
            <text:p>60</text:p>
          </table:table-cell>
          <table:table-cell table:formula="of:=CONCATENATE([.$S$3];[.S13];[.$S$4];[.S13];[.$S$5])" office:value-type="string" office:string-value="execute if entity @e[type=item,nbt={Item:{id:&quot;appliedenergistics2:certus_quartz_crystal&quot;,Count:60b}},distance=..4] run kill @e[type=minecraft:item,nbt={Item:{id:&quot;appliedenergistics2:certus_quartz_crystal&quot;,Count:60b}},limit=1,distance=..4]" calcext:value-type="string">
            <text:p>execute if entity @e[type=item,nbt={Item:{id:"appliedenergistics2:certus_quartz_crystal",Count:60b}},distance=..4] run kill @e[type=minecraft:item,nbt={Item:{id:"appliedenergistics2:certus_quartz_crystal",Count:60b}},limit=1,distance=..4]</text:p>
          </table:table-cell>
        </table:table-row>
        <table:table-row table:style-name="ro1">
          <table:table-cell/>
          <table:table-cell table:formula="of:=[.C14]*2"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table:formula="of:=CONCATENATE([.$C$3];[.C14];[.$C$4];[.B14];[.$C$5])" office:value-type="string" office:string-value="execute if entity @e[type=item,nbt={Item:{id:&quot;appliedenergistics2:certus_quartz_crystal&quot;,Count:59b}},distance=..4] run summon item ~ ~ ~ {PickupDelay:100,Invulnerable:1b,Item:{id:&quot;appliedenergistics2:charged_certus_quartz_crystal&quot;,Count:118b}}" calcext:value-type="string">
            <text:p>execute if entity @e[type=item,nbt={Item:{id:"appliedenergistics2:certus_quartz_crystal",Count:59b}},distance=..4] run summon item ~ ~ ~ {PickupDelay:100,Invulnerable:1b,Item:{id:"appliedenergistics2:charged_certus_quartz_crystal",Count:118b}}</text:p>
          </table:table-cell>
          <table:table-cell table:number-columns-repeated="14"/>
          <table:table-cell office:value-type="float" office:value="59" calcext:value-type="float">
            <text:p>59</text:p>
          </table:table-cell>
          <table:table-cell table:formula="of:=CONCATENATE([.$S$3];[.S14];[.$S$4];[.S14];[.$S$5])" office:value-type="string" office:string-value="execute if entity @e[type=item,nbt={Item:{id:&quot;appliedenergistics2:certus_quartz_crystal&quot;,Count:59b}},distance=..4] run kill @e[type=minecraft:item,nbt={Item:{id:&quot;appliedenergistics2:certus_quartz_crystal&quot;,Count:59b}},limit=1,distance=..4]" calcext:value-type="string">
            <text:p>execute if entity @e[type=item,nbt={Item:{id:"appliedenergistics2:certus_quartz_crystal",Count:59b}},distance=..4] run kill @e[type=minecraft:item,nbt={Item:{id:"appliedenergistics2:certus_quartz_crystal",Count:59b}},limit=1,distance=..4]</text:p>
          </table:table-cell>
        </table:table-row>
        <table:table-row table:style-name="ro1">
          <table:table-cell/>
          <table:table-cell table:formula="of:=[.C15]*2" office:value-type="float" office:value="116" calcext:value-type="float">
            <text:p>116</text:p>
          </table:table-cell>
          <table:table-cell office:value-type="float" office:value="58" calcext:value-type="float">
            <text:p>58</text:p>
          </table:table-cell>
          <table:table-cell table:formula="of:=CONCATENATE([.$C$3];[.C15];[.$C$4];[.B15];[.$C$5])" office:value-type="string" office:string-value="execute if entity @e[type=item,nbt={Item:{id:&quot;appliedenergistics2:certus_quartz_crystal&quot;,Count:58b}},distance=..4] run summon item ~ ~ ~ {PickupDelay:100,Invulnerable:1b,Item:{id:&quot;appliedenergistics2:charged_certus_quartz_crystal&quot;,Count:116b}}" calcext:value-type="string">
            <text:p>execute if entity @e[type=item,nbt={Item:{id:"appliedenergistics2:certus_quartz_crystal",Count:58b}},distance=..4] run summon item ~ ~ ~ {PickupDelay:100,Invulnerable:1b,Item:{id:"appliedenergistics2:charged_certus_quartz_crystal",Count:116b}}</text:p>
          </table:table-cell>
          <table:table-cell table:number-columns-repeated="14"/>
          <table:table-cell office:value-type="float" office:value="58" calcext:value-type="float">
            <text:p>58</text:p>
          </table:table-cell>
          <table:table-cell table:formula="of:=CONCATENATE([.$S$3];[.S15];[.$S$4];[.S15];[.$S$5])" office:value-type="string" office:string-value="execute if entity @e[type=item,nbt={Item:{id:&quot;appliedenergistics2:certus_quartz_crystal&quot;,Count:58b}},distance=..4] run kill @e[type=minecraft:item,nbt={Item:{id:&quot;appliedenergistics2:certus_quartz_crystal&quot;,Count:58b}},limit=1,distance=..4]" calcext:value-type="string">
            <text:p>execute if entity @e[type=item,nbt={Item:{id:"appliedenergistics2:certus_quartz_crystal",Count:58b}},distance=..4] run kill @e[type=minecraft:item,nbt={Item:{id:"appliedenergistics2:certus_quartz_crystal",Count:58b}},limit=1,distance=..4]</text:p>
          </table:table-cell>
        </table:table-row>
        <table:table-row table:style-name="ro1">
          <table:table-cell/>
          <table:table-cell table:formula="of:=[.C16]*2"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formula="of:=CONCATENATE([.$C$3];[.C16];[.$C$4];[.B16];[.$C$5])" office:value-type="string" office:string-value="execute if entity @e[type=item,nbt={Item:{id:&quot;appliedenergistics2:certus_quartz_crystal&quot;,Count:57b}},distance=..4] run summon item ~ ~ ~ {PickupDelay:100,Invulnerable:1b,Item:{id:&quot;appliedenergistics2:charged_certus_quartz_crystal&quot;,Count:114b}}" calcext:value-type="string">
            <text:p>execute if entity @e[type=item,nbt={Item:{id:"appliedenergistics2:certus_quartz_crystal",Count:57b}},distance=..4] run summon item ~ ~ ~ {PickupDelay:100,Invulnerable:1b,Item:{id:"appliedenergistics2:charged_certus_quartz_crystal",Count:114b}}</text:p>
          </table:table-cell>
          <table:table-cell table:number-columns-repeated="14"/>
          <table:table-cell office:value-type="float" office:value="57" calcext:value-type="float">
            <text:p>57</text:p>
          </table:table-cell>
          <table:table-cell table:formula="of:=CONCATENATE([.$S$3];[.S16];[.$S$4];[.S16];[.$S$5])" office:value-type="string" office:string-value="execute if entity @e[type=item,nbt={Item:{id:&quot;appliedenergistics2:certus_quartz_crystal&quot;,Count:57b}},distance=..4] run kill @e[type=minecraft:item,nbt={Item:{id:&quot;appliedenergistics2:certus_quartz_crystal&quot;,Count:57b}},limit=1,distance=..4]" calcext:value-type="string">
            <text:p>execute if entity @e[type=item,nbt={Item:{id:"appliedenergistics2:certus_quartz_crystal",Count:57b}},distance=..4] run kill @e[type=minecraft:item,nbt={Item:{id:"appliedenergistics2:certus_quartz_crystal",Count:57b}},limit=1,distance=..4]</text:p>
          </table:table-cell>
        </table:table-row>
        <table:table-row table:style-name="ro1">
          <table:table-cell/>
          <table:table-cell table:formula="of:=[.C17]*2"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CONCATENATE([.$C$3];[.C17];[.$C$4];[.B17];[.$C$5])" office:value-type="string" office:string-value="execute if entity @e[type=item,nbt={Item:{id:&quot;appliedenergistics2:certus_quartz_crystal&quot;,Count:56b}},distance=..4] run summon item ~ ~ ~ {PickupDelay:100,Invulnerable:1b,Item:{id:&quot;appliedenergistics2:charged_certus_quartz_crystal&quot;,Count:112b}}" calcext:value-type="string">
            <text:p>execute if entity @e[type=item,nbt={Item:{id:"appliedenergistics2:certus_quartz_crystal",Count:56b}},distance=..4] run summon item ~ ~ ~ {PickupDelay:100,Invulnerable:1b,Item:{id:"appliedenergistics2:charged_certus_quartz_crystal",Count:112b}}</text:p>
          </table:table-cell>
          <table:table-cell table:number-columns-repeated="14"/>
          <table:table-cell office:value-type="float" office:value="56" calcext:value-type="float">
            <text:p>56</text:p>
          </table:table-cell>
          <table:table-cell table:formula="of:=CONCATENATE([.$S$3];[.S17];[.$S$4];[.S17];[.$S$5])" office:value-type="string" office:string-value="execute if entity @e[type=item,nbt={Item:{id:&quot;appliedenergistics2:certus_quartz_crystal&quot;,Count:56b}},distance=..4] run kill @e[type=minecraft:item,nbt={Item:{id:&quot;appliedenergistics2:certus_quartz_crystal&quot;,Count:56b}},limit=1,distance=..4]" calcext:value-type="string">
            <text:p>execute if entity @e[type=item,nbt={Item:{id:"appliedenergistics2:certus_quartz_crystal",Count:56b}},distance=..4] run kill @e[type=minecraft:item,nbt={Item:{id:"appliedenergistics2:certus_quartz_crystal",Count:56b}},limit=1,distance=..4]</text:p>
          </table:table-cell>
        </table:table-row>
        <table:table-row table:style-name="ro1">
          <table:table-cell/>
          <table:table-cell table:formula="of:=[.C18]*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formula="of:=CONCATENATE([.$C$3];[.C18];[.$C$4];[.B18];[.$C$5])" office:value-type="string" office:string-value="execute if entity @e[type=item,nbt={Item:{id:&quot;appliedenergistics2:certus_quartz_crystal&quot;,Count:55b}},distance=..4] run summon item ~ ~ ~ {PickupDelay:100,Invulnerable:1b,Item:{id:&quot;appliedenergistics2:charged_certus_quartz_crystal&quot;,Count:110b}}" calcext:value-type="string">
            <text:p>execute if entity @e[type=item,nbt={Item:{id:"appliedenergistics2:certus_quartz_crystal",Count:55b}},distance=..4] run summon item ~ ~ ~ {PickupDelay:100,Invulnerable:1b,Item:{id:"appliedenergistics2:charged_certus_quartz_crystal",Count:110b}}</text:p>
          </table:table-cell>
          <table:table-cell table:number-columns-repeated="14"/>
          <table:table-cell office:value-type="float" office:value="55" calcext:value-type="float">
            <text:p>55</text:p>
          </table:table-cell>
          <table:table-cell table:formula="of:=CONCATENATE([.$S$3];[.S18];[.$S$4];[.S18];[.$S$5])" office:value-type="string" office:string-value="execute if entity @e[type=item,nbt={Item:{id:&quot;appliedenergistics2:certus_quartz_crystal&quot;,Count:55b}},distance=..4] run kill @e[type=minecraft:item,nbt={Item:{id:&quot;appliedenergistics2:certus_quartz_crystal&quot;,Count:55b}},limit=1,distance=..4]" calcext:value-type="string">
            <text:p>execute if entity @e[type=item,nbt={Item:{id:"appliedenergistics2:certus_quartz_crystal",Count:55b}},distance=..4] run kill @e[type=minecraft:item,nbt={Item:{id:"appliedenergistics2:certus_quartz_crystal",Count:55b}},limit=1,distance=..4]</text:p>
          </table:table-cell>
        </table:table-row>
        <table:table-row table:style-name="ro1">
          <table:table-cell/>
          <table:table-cell table:formula="of:=[.C19]*2"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formula="of:=CONCATENATE([.$C$3];[.C19];[.$C$4];[.B19];[.$C$5])" office:value-type="string" office:string-value="execute if entity @e[type=item,nbt={Item:{id:&quot;appliedenergistics2:certus_quartz_crystal&quot;,Count:54b}},distance=..4] run summon item ~ ~ ~ {PickupDelay:100,Invulnerable:1b,Item:{id:&quot;appliedenergistics2:charged_certus_quartz_crystal&quot;,Count:108b}}" calcext:value-type="string">
            <text:p>execute if entity @e[type=item,nbt={Item:{id:"appliedenergistics2:certus_quartz_crystal",Count:54b}},distance=..4] run summon item ~ ~ ~ {PickupDelay:100,Invulnerable:1b,Item:{id:"appliedenergistics2:charged_certus_quartz_crystal",Count:108b}}</text:p>
          </table:table-cell>
          <table:table-cell table:number-columns-repeated="14"/>
          <table:table-cell office:value-type="float" office:value="54" calcext:value-type="float">
            <text:p>54</text:p>
          </table:table-cell>
          <table:table-cell table:formula="of:=CONCATENATE([.$S$3];[.S19];[.$S$4];[.S19];[.$S$5])" office:value-type="string" office:string-value="execute if entity @e[type=item,nbt={Item:{id:&quot;appliedenergistics2:certus_quartz_crystal&quot;,Count:54b}},distance=..4] run kill @e[type=minecraft:item,nbt={Item:{id:&quot;appliedenergistics2:certus_quartz_crystal&quot;,Count:54b}},limit=1,distance=..4]" calcext:value-type="string">
            <text:p>execute if entity @e[type=item,nbt={Item:{id:"appliedenergistics2:certus_quartz_crystal",Count:54b}},distance=..4] run kill @e[type=minecraft:item,nbt={Item:{id:"appliedenergistics2:certus_quartz_crystal",Count:54b}},limit=1,distance=..4]</text:p>
          </table:table-cell>
        </table:table-row>
        <table:table-row table:style-name="ro1">
          <table:table-cell/>
          <table:table-cell table:formula="of:=[.C20]*2"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table:formula="of:=CONCATENATE([.$C$3];[.C20];[.$C$4];[.B20];[.$C$5])" office:value-type="string" office:string-value="execute if entity @e[type=item,nbt={Item:{id:&quot;appliedenergistics2:certus_quartz_crystal&quot;,Count:53b}},distance=..4] run summon item ~ ~ ~ {PickupDelay:100,Invulnerable:1b,Item:{id:&quot;appliedenergistics2:charged_certus_quartz_crystal&quot;,Count:106b}}" calcext:value-type="string">
            <text:p>execute if entity @e[type=item,nbt={Item:{id:"appliedenergistics2:certus_quartz_crystal",Count:53b}},distance=..4] run summon item ~ ~ ~ {PickupDelay:100,Invulnerable:1b,Item:{id:"appliedenergistics2:charged_certus_quartz_crystal",Count:106b}}</text:p>
          </table:table-cell>
          <table:table-cell table:number-columns-repeated="14"/>
          <table:table-cell office:value-type="float" office:value="53" calcext:value-type="float">
            <text:p>53</text:p>
          </table:table-cell>
          <table:table-cell table:formula="of:=CONCATENATE([.$S$3];[.S20];[.$S$4];[.S20];[.$S$5])" office:value-type="string" office:string-value="execute if entity @e[type=item,nbt={Item:{id:&quot;appliedenergistics2:certus_quartz_crystal&quot;,Count:53b}},distance=..4] run kill @e[type=minecraft:item,nbt={Item:{id:&quot;appliedenergistics2:certus_quartz_crystal&quot;,Count:53b}},limit=1,distance=..4]" calcext:value-type="string">
            <text:p>execute if entity @e[type=item,nbt={Item:{id:"appliedenergistics2:certus_quartz_crystal",Count:53b}},distance=..4] run kill @e[type=minecraft:item,nbt={Item:{id:"appliedenergistics2:certus_quartz_crystal",Count:53b}},limit=1,distance=..4]</text:p>
          </table:table-cell>
        </table:table-row>
        <table:table-row table:style-name="ro1">
          <table:table-cell/>
          <table:table-cell table:formula="of:=[.C21]*2"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table:formula="of:=CONCATENATE([.$C$3];[.C21];[.$C$4];[.B21];[.$C$5])" office:value-type="string" office:string-value="execute if entity @e[type=item,nbt={Item:{id:&quot;appliedenergistics2:certus_quartz_crystal&quot;,Count:52b}},distance=..4] run summon item ~ ~ ~ {PickupDelay:100,Invulnerable:1b,Item:{id:&quot;appliedenergistics2:charged_certus_quartz_crystal&quot;,Count:104b}}" calcext:value-type="string">
            <text:p>execute if entity @e[type=item,nbt={Item:{id:"appliedenergistics2:certus_quartz_crystal",Count:52b}},distance=..4] run summon item ~ ~ ~ {PickupDelay:100,Invulnerable:1b,Item:{id:"appliedenergistics2:charged_certus_quartz_crystal",Count:104b}}</text:p>
          </table:table-cell>
          <table:table-cell table:number-columns-repeated="14"/>
          <table:table-cell office:value-type="float" office:value="52" calcext:value-type="float">
            <text:p>52</text:p>
          </table:table-cell>
          <table:table-cell table:formula="of:=CONCATENATE([.$S$3];[.S21];[.$S$4];[.S21];[.$S$5])" office:value-type="string" office:string-value="execute if entity @e[type=item,nbt={Item:{id:&quot;appliedenergistics2:certus_quartz_crystal&quot;,Count:52b}},distance=..4] run kill @e[type=minecraft:item,nbt={Item:{id:&quot;appliedenergistics2:certus_quartz_crystal&quot;,Count:52b}},limit=1,distance=..4]" calcext:value-type="string">
            <text:p>execute if entity @e[type=item,nbt={Item:{id:"appliedenergistics2:certus_quartz_crystal",Count:52b}},distance=..4] run kill @e[type=minecraft:item,nbt={Item:{id:"appliedenergistics2:certus_quartz_crystal",Count:52b}},limit=1,distance=..4]</text:p>
          </table:table-cell>
        </table:table-row>
        <table:table-row table:style-name="ro1">
          <table:table-cell/>
          <table:table-cell table:formula="of:=[.C22]*2"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table:formula="of:=CONCATENATE([.$C$3];[.C22];[.$C$4];[.B22];[.$C$5])" office:value-type="string" office:string-value="execute if entity @e[type=item,nbt={Item:{id:&quot;appliedenergistics2:certus_quartz_crystal&quot;,Count:51b}},distance=..4] run summon item ~ ~ ~ {PickupDelay:100,Invulnerable:1b,Item:{id:&quot;appliedenergistics2:charged_certus_quartz_crystal&quot;,Count:102b}}" calcext:value-type="string">
            <text:p>execute if entity @e[type=item,nbt={Item:{id:"appliedenergistics2:certus_quartz_crystal",Count:51b}},distance=..4] run summon item ~ ~ ~ {PickupDelay:100,Invulnerable:1b,Item:{id:"appliedenergistics2:charged_certus_quartz_crystal",Count:102b}}</text:p>
          </table:table-cell>
          <table:table-cell table:number-columns-repeated="14"/>
          <table:table-cell office:value-type="float" office:value="51" calcext:value-type="float">
            <text:p>51</text:p>
          </table:table-cell>
          <table:table-cell table:formula="of:=CONCATENATE([.$S$3];[.S22];[.$S$4];[.S22];[.$S$5])" office:value-type="string" office:string-value="execute if entity @e[type=item,nbt={Item:{id:&quot;appliedenergistics2:certus_quartz_crystal&quot;,Count:51b}},distance=..4] run kill @e[type=minecraft:item,nbt={Item:{id:&quot;appliedenergistics2:certus_quartz_crystal&quot;,Count:51b}},limit=1,distance=..4]" calcext:value-type="string">
            <text:p>execute if entity @e[type=item,nbt={Item:{id:"appliedenergistics2:certus_quartz_crystal",Count:51b}},distance=..4] run kill @e[type=minecraft:item,nbt={Item:{id:"appliedenergistics2:certus_quartz_crystal",Count:51b}},limit=1,distance=..4]</text:p>
          </table:table-cell>
        </table:table-row>
        <table:table-row table:style-name="ro1">
          <table:table-cell/>
          <table:table-cell table:formula="of:=[.C23]*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CONCATENATE([.$C$3];[.C23];[.$C$4];[.B23];[.$C$5])" office:value-type="string" office:string-value="execute if entity @e[type=item,nbt={Item:{id:&quot;appliedenergistics2:certus_quartz_crystal&quot;,Count:50b}},distance=..4] run summon item ~ ~ ~ {PickupDelay:100,Invulnerable:1b,Item:{id:&quot;appliedenergistics2:charged_certus_quartz_crystal&quot;,Count:100b}}" calcext:value-type="string">
            <text:p>execute if entity @e[type=item,nbt={Item:{id:"appliedenergistics2:certus_quartz_crystal",Count:50b}},distance=..4] run summon item ~ ~ ~ {PickupDelay:100,Invulnerable:1b,Item:{id:"appliedenergistics2:charged_certus_quartz_crystal",Count:100b}}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 table:formula="of:=CONCATENATE([.$S$3];[.S23];[.$S$4];[.S23];[.$S$5])" office:value-type="string" office:string-value="execute if entity @e[type=item,nbt={Item:{id:&quot;appliedenergistics2:certus_quartz_crystal&quot;,Count:50b}},distance=..4] run kill @e[type=minecraft:item,nbt={Item:{id:&quot;appliedenergistics2:certus_quartz_crystal&quot;,Count:50b}},limit=1,distance=..4]" calcext:value-type="string">
            <text:p>execute if entity @e[type=item,nbt={Item:{id:"appliedenergistics2:certus_quartz_crystal",Count:50b}},distance=..4] run kill @e[type=minecraft:item,nbt={Item:{id:"appliedenergistics2:certus_quartz_crystal",Count:50b}},limit=1,distance=..4]</text:p>
          </table:table-cell>
        </table:table-row>
        <table:table-row table:style-name="ro1">
          <table:table-cell/>
          <table:table-cell table:formula="of:=[.C24]*2"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formula="of:=CONCATENATE([.$C$3];[.C24];[.$C$4];[.B24];[.$C$5])" office:value-type="string" office:string-value="execute if entity @e[type=item,nbt={Item:{id:&quot;appliedenergistics2:certus_quartz_crystal&quot;,Count:49b}},distance=..4] run summon item ~ ~ ~ {PickupDelay:100,Invulnerable:1b,Item:{id:&quot;appliedenergistics2:charged_certus_quartz_crystal&quot;,Count:98b}}" calcext:value-type="string">
            <text:p>execute if entity @e[type=item,nbt={Item:{id:"appliedenergistics2:certus_quartz_crystal",Count:49b}},distance=..4] run summon item ~ ~ ~ {PickupDelay:100,Invulnerable:1b,Item:{id:"appliedenergistics2:charged_certus_quartz_crystal",Count:98b}}</text:p>
          </table:table-cell>
          <table:table-cell table:number-columns-repeated="14"/>
          <table:table-cell office:value-type="float" office:value="49" calcext:value-type="float">
            <text:p>49</text:p>
          </table:table-cell>
          <table:table-cell table:formula="of:=CONCATENATE([.$S$3];[.S24];[.$S$4];[.S24];[.$S$5])" office:value-type="string" office:string-value="execute if entity @e[type=item,nbt={Item:{id:&quot;appliedenergistics2:certus_quartz_crystal&quot;,Count:49b}},distance=..4] run kill @e[type=minecraft:item,nbt={Item:{id:&quot;appliedenergistics2:certus_quartz_crystal&quot;,Count:49b}},limit=1,distance=..4]" calcext:value-type="string">
            <text:p>execute if entity @e[type=item,nbt={Item:{id:"appliedenergistics2:certus_quartz_crystal",Count:49b}},distance=..4] run kill @e[type=minecraft:item,nbt={Item:{id:"appliedenergistics2:certus_quartz_crystal",Count:49b}},limit=1,distance=..4]</text:p>
          </table:table-cell>
        </table:table-row>
        <table:table-row table:style-name="ro1">
          <table:table-cell/>
          <table:table-cell table:formula="of:=[.C25]*2"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table:formula="of:=CONCATENATE([.$C$3];[.C25];[.$C$4];[.B25];[.$C$5])" office:value-type="string" office:string-value="execute if entity @e[type=item,nbt={Item:{id:&quot;appliedenergistics2:certus_quartz_crystal&quot;,Count:48b}},distance=..4] run summon item ~ ~ ~ {PickupDelay:100,Invulnerable:1b,Item:{id:&quot;appliedenergistics2:charged_certus_quartz_crystal&quot;,Count:96b}}" calcext:value-type="string">
            <text:p>execute if entity @e[type=item,nbt={Item:{id:"appliedenergistics2:certus_quartz_crystal",Count:48b}},distance=..4] run summon item ~ ~ ~ {PickupDelay:100,Invulnerable:1b,Item:{id:"appliedenergistics2:charged_certus_quartz_crystal",Count:96b}}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formula="of:=CONCATENATE([.$S$3];[.S25];[.$S$4];[.S25];[.$S$5])" office:value-type="string" office:string-value="execute if entity @e[type=item,nbt={Item:{id:&quot;appliedenergistics2:certus_quartz_crystal&quot;,Count:48b}},distance=..4] run kill @e[type=minecraft:item,nbt={Item:{id:&quot;appliedenergistics2:certus_quartz_crystal&quot;,Count:48b}},limit=1,distance=..4]" calcext:value-type="string">
            <text:p>execute if entity @e[type=item,nbt={Item:{id:"appliedenergistics2:certus_quartz_crystal",Count:48b}},distance=..4] run kill @e[type=minecraft:item,nbt={Item:{id:"appliedenergistics2:certus_quartz_crystal",Count:48b}},limit=1,distance=..4]</text:p>
          </table:table-cell>
        </table:table-row>
        <table:table-row table:style-name="ro1">
          <table:table-cell/>
          <table:table-cell table:formula="of:=[.C26]*2"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formula="of:=CONCATENATE([.$C$3];[.C26];[.$C$4];[.B26];[.$C$5])" office:value-type="string" office:string-value="execute if entity @e[type=item,nbt={Item:{id:&quot;appliedenergistics2:certus_quartz_crystal&quot;,Count:47b}},distance=..4] run summon item ~ ~ ~ {PickupDelay:100,Invulnerable:1b,Item:{id:&quot;appliedenergistics2:charged_certus_quartz_crystal&quot;,Count:94b}}" calcext:value-type="string">
            <text:p>execute if entity @e[type=item,nbt={Item:{id:"appliedenergistics2:certus_quartz_crystal",Count:47b}},distance=..4] run summon item ~ ~ ~ {PickupDelay:100,Invulnerable:1b,Item:{id:"appliedenergistics2:charged_certus_quartz_crystal",Count:94b}}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 table:formula="of:=CONCATENATE([.$S$3];[.S26];[.$S$4];[.S26];[.$S$5])" office:value-type="string" office:string-value="execute if entity @e[type=item,nbt={Item:{id:&quot;appliedenergistics2:certus_quartz_crystal&quot;,Count:47b}},distance=..4] run kill @e[type=minecraft:item,nbt={Item:{id:&quot;appliedenergistics2:certus_quartz_crystal&quot;,Count:47b}},limit=1,distance=..4]" calcext:value-type="string">
            <text:p>execute if entity @e[type=item,nbt={Item:{id:"appliedenergistics2:certus_quartz_crystal",Count:47b}},distance=..4] run kill @e[type=minecraft:item,nbt={Item:{id:"appliedenergistics2:certus_quartz_crystal",Count:47b}},limit=1,distance=..4]</text:p>
          </table:table-cell>
        </table:table-row>
        <table:table-row table:style-name="ro1">
          <table:table-cell/>
          <table:table-cell table:formula="of:=[.C27]*2"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formula="of:=CONCATENATE([.$C$3];[.C27];[.$C$4];[.B27];[.$C$5])" office:value-type="string" office:string-value="execute if entity @e[type=item,nbt={Item:{id:&quot;appliedenergistics2:certus_quartz_crystal&quot;,Count:46b}},distance=..4] run summon item ~ ~ ~ {PickupDelay:100,Invulnerable:1b,Item:{id:&quot;appliedenergistics2:charged_certus_quartz_crystal&quot;,Count:92b}}" calcext:value-type="string">
            <text:p>execute if entity @e[type=item,nbt={Item:{id:"appliedenergistics2:certus_quartz_crystal",Count:46b}},distance=..4] run summon item ~ ~ ~ {PickupDelay:100,Invulnerable:1b,Item:{id:"appliedenergistics2:charged_certus_quartz_crystal",Count:92b}}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formula="of:=CONCATENATE([.$S$3];[.S27];[.$S$4];[.S27];[.$S$5])" office:value-type="string" office:string-value="execute if entity @e[type=item,nbt={Item:{id:&quot;appliedenergistics2:certus_quartz_crystal&quot;,Count:46b}},distance=..4] run kill @e[type=minecraft:item,nbt={Item:{id:&quot;appliedenergistics2:certus_quartz_crystal&quot;,Count:46b}},limit=1,distance=..4]" calcext:value-type="string">
            <text:p>execute if entity @e[type=item,nbt={Item:{id:"appliedenergistics2:certus_quartz_crystal",Count:46b}},distance=..4] run kill @e[type=minecraft:item,nbt={Item:{id:"appliedenergistics2:certus_quartz_crystal",Count:46b}},limit=1,distance=..4]</text:p>
          </table:table-cell>
        </table:table-row>
        <table:table-row table:style-name="ro1">
          <table:table-cell/>
          <table:table-cell table:formula="of:=[.C28]*2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CONCATENATE([.$C$3];[.C28];[.$C$4];[.B28];[.$C$5])" office:value-type="string" office:string-value="execute if entity @e[type=item,nbt={Item:{id:&quot;appliedenergistics2:certus_quartz_crystal&quot;,Count:45b}},distance=..4] run summon item ~ ~ ~ {PickupDelay:100,Invulnerable:1b,Item:{id:&quot;appliedenergistics2:charged_certus_quartz_crystal&quot;,Count:90b}}" calcext:value-type="string">
            <text:p>execute if entity @e[type=item,nbt={Item:{id:"appliedenergistics2:certus_quartz_crystal",Count:45b}},distance=..4] run summon item ~ ~ ~ {PickupDelay:100,Invulnerable:1b,Item:{id:"appliedenergistics2:charged_certus_quartz_crystal",Count:90b}}</text:p>
          </table:table-cell>
          <table:table-cell table:number-columns-repeated="14"/>
          <table:table-cell office:value-type="float" office:value="45" calcext:value-type="float">
            <text:p>45</text:p>
          </table:table-cell>
          <table:table-cell table:formula="of:=CONCATENATE([.$S$3];[.S28];[.$S$4];[.S28];[.$S$5])" office:value-type="string" office:string-value="execute if entity @e[type=item,nbt={Item:{id:&quot;appliedenergistics2:certus_quartz_crystal&quot;,Count:45b}},distance=..4] run kill @e[type=minecraft:item,nbt={Item:{id:&quot;appliedenergistics2:certus_quartz_crystal&quot;,Count:45b}},limit=1,distance=..4]" calcext:value-type="string">
            <text:p>execute if entity @e[type=item,nbt={Item:{id:"appliedenergistics2:certus_quartz_crystal",Count:45b}},distance=..4] run kill @e[type=minecraft:item,nbt={Item:{id:"appliedenergistics2:certus_quartz_crystal",Count:45b}},limit=1,distance=..4]</text:p>
          </table:table-cell>
        </table:table-row>
        <table:table-row table:style-name="ro1">
          <table:table-cell/>
          <table:table-cell table:formula="of:=[.C29]*2"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table:formula="of:=CONCATENATE([.$C$3];[.C29];[.$C$4];[.B29];[.$C$5])" office:value-type="string" office:string-value="execute if entity @e[type=item,nbt={Item:{id:&quot;appliedenergistics2:certus_quartz_crystal&quot;,Count:44b}},distance=..4] run summon item ~ ~ ~ {PickupDelay:100,Invulnerable:1b,Item:{id:&quot;appliedenergistics2:charged_certus_quartz_crystal&quot;,Count:88b}}" calcext:value-type="string">
            <text:p>execute if entity @e[type=item,nbt={Item:{id:"appliedenergistics2:certus_quartz_crystal",Count:44b}},distance=..4] run summon item ~ ~ ~ {PickupDelay:100,Invulnerable:1b,Item:{id:"appliedenergistics2:charged_certus_quartz_crystal",Count:88b}}</text:p>
          </table:table-cell>
          <table:table-cell table:number-columns-repeated="14"/>
          <table:table-cell office:value-type="float" office:value="44" calcext:value-type="float">
            <text:p>44</text:p>
          </table:table-cell>
          <table:table-cell table:formula="of:=CONCATENATE([.$S$3];[.S29];[.$S$4];[.S29];[.$S$5])" office:value-type="string" office:string-value="execute if entity @e[type=item,nbt={Item:{id:&quot;appliedenergistics2:certus_quartz_crystal&quot;,Count:44b}},distance=..4] run kill @e[type=minecraft:item,nbt={Item:{id:&quot;appliedenergistics2:certus_quartz_crystal&quot;,Count:44b}},limit=1,distance=..4]" calcext:value-type="string">
            <text:p>execute if entity @e[type=item,nbt={Item:{id:"appliedenergistics2:certus_quartz_crystal",Count:44b}},distance=..4] run kill @e[type=minecraft:item,nbt={Item:{id:"appliedenergistics2:certus_quartz_crystal",Count:44b}},limit=1,distance=..4]</text:p>
          </table:table-cell>
        </table:table-row>
        <table:table-row table:style-name="ro1">
          <table:table-cell/>
          <table:table-cell table:formula="of:=[.C30]*2"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table:formula="of:=CONCATENATE([.$C$3];[.C30];[.$C$4];[.B30];[.$C$5])" office:value-type="string" office:string-value="execute if entity @e[type=item,nbt={Item:{id:&quot;appliedenergistics2:certus_quartz_crystal&quot;,Count:43b}},distance=..4] run summon item ~ ~ ~ {PickupDelay:100,Invulnerable:1b,Item:{id:&quot;appliedenergistics2:charged_certus_quartz_crystal&quot;,Count:86b}}" calcext:value-type="string">
            <text:p>execute if entity @e[type=item,nbt={Item:{id:"appliedenergistics2:certus_quartz_crystal",Count:43b}},distance=..4] run summon item ~ ~ ~ {PickupDelay:100,Invulnerable:1b,Item:{id:"appliedenergistics2:charged_certus_quartz_crystal",Count:86b}}</text:p>
          </table:table-cell>
          <table:table-cell table:number-columns-repeated="14"/>
          <table:table-cell office:value-type="float" office:value="43" calcext:value-type="float">
            <text:p>43</text:p>
          </table:table-cell>
          <table:table-cell table:formula="of:=CONCATENATE([.$S$3];[.S30];[.$S$4];[.S30];[.$S$5])" office:value-type="string" office:string-value="execute if entity @e[type=item,nbt={Item:{id:&quot;appliedenergistics2:certus_quartz_crystal&quot;,Count:43b}},distance=..4] run kill @e[type=minecraft:item,nbt={Item:{id:&quot;appliedenergistics2:certus_quartz_crystal&quot;,Count:43b}},limit=1,distance=..4]" calcext:value-type="string">
            <text:p>execute if entity @e[type=item,nbt={Item:{id:"appliedenergistics2:certus_quartz_crystal",Count:43b}},distance=..4] run kill @e[type=minecraft:item,nbt={Item:{id:"appliedenergistics2:certus_quartz_crystal",Count:43b}},limit=1,distance=..4]</text:p>
          </table:table-cell>
        </table:table-row>
        <table:table-row table:style-name="ro1">
          <table:table-cell/>
          <table:table-cell table:formula="of:=[.C31]*2"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CONCATENATE([.$C$3];[.C31];[.$C$4];[.B31];[.$C$5])" office:value-type="string" office:string-value="execute if entity @e[type=item,nbt={Item:{id:&quot;appliedenergistics2:certus_quartz_crystal&quot;,Count:42b}},distance=..4] run summon item ~ ~ ~ {PickupDelay:100,Invulnerable:1b,Item:{id:&quot;appliedenergistics2:charged_certus_quartz_crystal&quot;,Count:84b}}" calcext:value-type="string">
            <text:p>execute if entity @e[type=item,nbt={Item:{id:"appliedenergistics2:certus_quartz_crystal",Count:42b}},distance=..4] run summon item ~ ~ ~ {PickupDelay:100,Invulnerable:1b,Item:{id:"appliedenergistics2:charged_certus_quartz_crystal",Count:84b}}</text:p>
          </table:table-cell>
          <table:table-cell table:number-columns-repeated="14"/>
          <table:table-cell office:value-type="float" office:value="42" calcext:value-type="float">
            <text:p>42</text:p>
          </table:table-cell>
          <table:table-cell table:formula="of:=CONCATENATE([.$S$3];[.S31];[.$S$4];[.S31];[.$S$5])" office:value-type="string" office:string-value="execute if entity @e[type=item,nbt={Item:{id:&quot;appliedenergistics2:certus_quartz_crystal&quot;,Count:42b}},distance=..4] run kill @e[type=minecraft:item,nbt={Item:{id:&quot;appliedenergistics2:certus_quartz_crystal&quot;,Count:42b}},limit=1,distance=..4]" calcext:value-type="string">
            <text:p>execute if entity @e[type=item,nbt={Item:{id:"appliedenergistics2:certus_quartz_crystal",Count:42b}},distance=..4] run kill @e[type=minecraft:item,nbt={Item:{id:"appliedenergistics2:certus_quartz_crystal",Count:42b}},limit=1,distance=..4]</text:p>
          </table:table-cell>
        </table:table-row>
        <table:table-row table:style-name="ro1">
          <table:table-cell/>
          <table:table-cell table:formula="of:=[.C32]*2"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table:formula="of:=CONCATENATE([.$C$3];[.C32];[.$C$4];[.B32];[.$C$5])" office:value-type="string" office:string-value="execute if entity @e[type=item,nbt={Item:{id:&quot;appliedenergistics2:certus_quartz_crystal&quot;,Count:41b}},distance=..4] run summon item ~ ~ ~ {PickupDelay:100,Invulnerable:1b,Item:{id:&quot;appliedenergistics2:charged_certus_quartz_crystal&quot;,Count:82b}}" calcext:value-type="string">
            <text:p>execute if entity @e[type=item,nbt={Item:{id:"appliedenergistics2:certus_quartz_crystal",Count:41b}},distance=..4] run summon item ~ ~ ~ {PickupDelay:100,Invulnerable:1b,Item:{id:"appliedenergistics2:charged_certus_quartz_crystal",Count:82b}}</text:p>
          </table:table-cell>
          <table:table-cell table:number-columns-repeated="14"/>
          <table:table-cell office:value-type="float" office:value="41" calcext:value-type="float">
            <text:p>41</text:p>
          </table:table-cell>
          <table:table-cell table:formula="of:=CONCATENATE([.$S$3];[.S32];[.$S$4];[.S32];[.$S$5])" office:value-type="string" office:string-value="execute if entity @e[type=item,nbt={Item:{id:&quot;appliedenergistics2:certus_quartz_crystal&quot;,Count:41b}},distance=..4] run kill @e[type=minecraft:item,nbt={Item:{id:&quot;appliedenergistics2:certus_quartz_crystal&quot;,Count:41b}},limit=1,distance=..4]" calcext:value-type="string">
            <text:p>execute if entity @e[type=item,nbt={Item:{id:"appliedenergistics2:certus_quartz_crystal",Count:41b}},distance=..4] run kill @e[type=minecraft:item,nbt={Item:{id:"appliedenergistics2:certus_quartz_crystal",Count:41b}},limit=1,distance=..4]</text:p>
          </table:table-cell>
        </table:table-row>
        <table:table-row table:style-name="ro1">
          <table:table-cell/>
          <table:table-cell table:formula="of:=[.C33]*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formula="of:=CONCATENATE([.$C$3];[.C33];[.$C$4];[.B33];[.$C$5])" office:value-type="string" office:string-value="execute if entity @e[type=item,nbt={Item:{id:&quot;appliedenergistics2:certus_quartz_crystal&quot;,Count:40b}},distance=..4] run summon item ~ ~ ~ {PickupDelay:100,Invulnerable:1b,Item:{id:&quot;appliedenergistics2:charged_certus_quartz_crystal&quot;,Count:80b}}" calcext:value-type="string">
            <text:p>execute if entity @e[type=item,nbt={Item:{id:"appliedenergistics2:certus_quartz_crystal",Count:40b}},distance=..4] run summon item ~ ~ ~ {PickupDelay:100,Invulnerable:1b,Item:{id:"appliedenergistics2:charged_certus_quartz_crystal",Count:80b}}</text:p>
          </table:table-cell>
          <table:table-cell table:number-columns-repeated="14"/>
          <table:table-cell office:value-type="float" office:value="40" calcext:value-type="float">
            <text:p>40</text:p>
          </table:table-cell>
          <table:table-cell table:formula="of:=CONCATENATE([.$S$3];[.S33];[.$S$4];[.S33];[.$S$5])" office:value-type="string" office:string-value="execute if entity @e[type=item,nbt={Item:{id:&quot;appliedenergistics2:certus_quartz_crystal&quot;,Count:40b}},distance=..4] run kill @e[type=minecraft:item,nbt={Item:{id:&quot;appliedenergistics2:certus_quartz_crystal&quot;,Count:40b}},limit=1,distance=..4]" calcext:value-type="string">
            <text:p>execute if entity @e[type=item,nbt={Item:{id:"appliedenergistics2:certus_quartz_crystal",Count:40b}},distance=..4] run kill @e[type=minecraft:item,nbt={Item:{id:"appliedenergistics2:certus_quartz_crystal",Count:40b}},limit=1,distance=..4]</text:p>
          </table:table-cell>
        </table:table-row>
        <table:table-row table:style-name="ro1">
          <table:table-cell/>
          <table:table-cell table:formula="of:=[.C34]*2"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table:formula="of:=CONCATENATE([.$C$3];[.C34];[.$C$4];[.B34];[.$C$5])" office:value-type="string" office:string-value="execute if entity @e[type=item,nbt={Item:{id:&quot;appliedenergistics2:certus_quartz_crystal&quot;,Count:39b}},distance=..4] run summon item ~ ~ ~ {PickupDelay:100,Invulnerable:1b,Item:{id:&quot;appliedenergistics2:charged_certus_quartz_crystal&quot;,Count:78b}}" calcext:value-type="string">
            <text:p>execute if entity @e[type=item,nbt={Item:{id:"appliedenergistics2:certus_quartz_crystal",Count:39b}},distance=..4] run summon item ~ ~ ~ {PickupDelay:100,Invulnerable:1b,Item:{id:"appliedenergistics2:charged_certus_quartz_crystal",Count:78b}}</text:p>
          </table:table-cell>
          <table:table-cell table:number-columns-repeated="14"/>
          <table:table-cell office:value-type="float" office:value="39" calcext:value-type="float">
            <text:p>39</text:p>
          </table:table-cell>
          <table:table-cell table:formula="of:=CONCATENATE([.$S$3];[.S34];[.$S$4];[.S34];[.$S$5])" office:value-type="string" office:string-value="execute if entity @e[type=item,nbt={Item:{id:&quot;appliedenergistics2:certus_quartz_crystal&quot;,Count:39b}},distance=..4] run kill @e[type=minecraft:item,nbt={Item:{id:&quot;appliedenergistics2:certus_quartz_crystal&quot;,Count:39b}},limit=1,distance=..4]" calcext:value-type="string">
            <text:p>execute if entity @e[type=item,nbt={Item:{id:"appliedenergistics2:certus_quartz_crystal",Count:39b}},distance=..4] run kill @e[type=minecraft:item,nbt={Item:{id:"appliedenergistics2:certus_quartz_crystal",Count:39b}},limit=1,distance=..4]</text:p>
          </table:table-cell>
        </table:table-row>
        <table:table-row table:style-name="ro1">
          <table:table-cell/>
          <table:table-cell table:formula="of:=[.C35]*2"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formula="of:=CONCATENATE([.$C$3];[.C35];[.$C$4];[.B35];[.$C$5])" office:value-type="string" office:string-value="execute if entity @e[type=item,nbt={Item:{id:&quot;appliedenergistics2:certus_quartz_crystal&quot;,Count:38b}},distance=..4] run summon item ~ ~ ~ {PickupDelay:100,Invulnerable:1b,Item:{id:&quot;appliedenergistics2:charged_certus_quartz_crystal&quot;,Count:76b}}" calcext:value-type="string">
            <text:p>execute if entity @e[type=item,nbt={Item:{id:"appliedenergistics2:certus_quartz_crystal",Count:38b}},distance=..4] run summon item ~ ~ ~ {PickupDelay:100,Invulnerable:1b,Item:{id:"appliedenergistics2:charged_certus_quartz_crystal",Count:76b}}</text:p>
          </table:table-cell>
          <table:table-cell table:number-columns-repeated="14"/>
          <table:table-cell office:value-type="float" office:value="38" calcext:value-type="float">
            <text:p>38</text:p>
          </table:table-cell>
          <table:table-cell table:formula="of:=CONCATENATE([.$S$3];[.S35];[.$S$4];[.S35];[.$S$5])" office:value-type="string" office:string-value="execute if entity @e[type=item,nbt={Item:{id:&quot;appliedenergistics2:certus_quartz_crystal&quot;,Count:38b}},distance=..4] run kill @e[type=minecraft:item,nbt={Item:{id:&quot;appliedenergistics2:certus_quartz_crystal&quot;,Count:38b}},limit=1,distance=..4]" calcext:value-type="string">
            <text:p>execute if entity @e[type=item,nbt={Item:{id:"appliedenergistics2:certus_quartz_crystal",Count:38b}},distance=..4] run kill @e[type=minecraft:item,nbt={Item:{id:"appliedenergistics2:certus_quartz_crystal",Count:38b}},limit=1,distance=..4]</text:p>
          </table:table-cell>
        </table:table-row>
        <table:table-row table:style-name="ro1">
          <table:table-cell/>
          <table:table-cell table:formula="of:=[.C36]*2"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formula="of:=CONCATENATE([.$C$3];[.C36];[.$C$4];[.B36];[.$C$5])" office:value-type="string" office:string-value="execute if entity @e[type=item,nbt={Item:{id:&quot;appliedenergistics2:certus_quartz_crystal&quot;,Count:37b}},distance=..4] run summon item ~ ~ ~ {PickupDelay:100,Invulnerable:1b,Item:{id:&quot;appliedenergistics2:charged_certus_quartz_crystal&quot;,Count:74b}}" calcext:value-type="string">
            <text:p>execute if entity @e[type=item,nbt={Item:{id:"appliedenergistics2:certus_quartz_crystal",Count:37b}},distance=..4] run summon item ~ ~ ~ {PickupDelay:100,Invulnerable:1b,Item:{id:"appliedenergistics2:charged_certus_quartz_crystal",Count:74b}}</text:p>
          </table:table-cell>
          <table:table-cell table:number-columns-repeated="14"/>
          <table:table-cell office:value-type="float" office:value="37" calcext:value-type="float">
            <text:p>37</text:p>
          </table:table-cell>
          <table:table-cell table:formula="of:=CONCATENATE([.$S$3];[.S36];[.$S$4];[.S36];[.$S$5])" office:value-type="string" office:string-value="execute if entity @e[type=item,nbt={Item:{id:&quot;appliedenergistics2:certus_quartz_crystal&quot;,Count:37b}},distance=..4] run kill @e[type=minecraft:item,nbt={Item:{id:&quot;appliedenergistics2:certus_quartz_crystal&quot;,Count:37b}},limit=1,distance=..4]" calcext:value-type="string">
            <text:p>execute if entity @e[type=item,nbt={Item:{id:"appliedenergistics2:certus_quartz_crystal",Count:37b}},distance=..4] run kill @e[type=minecraft:item,nbt={Item:{id:"appliedenergistics2:certus_quartz_crystal",Count:37b}},limit=1,distance=..4]</text:p>
          </table:table-cell>
        </table:table-row>
        <table:table-row table:style-name="ro1">
          <table:table-cell/>
          <table:table-cell table:formula="of:=[.C37]*2"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formula="of:=CONCATENATE([.$C$3];[.C37];[.$C$4];[.B37];[.$C$5])" office:value-type="string" office:string-value="execute if entity @e[type=item,nbt={Item:{id:&quot;appliedenergistics2:certus_quartz_crystal&quot;,Count:36b}},distance=..4] run summon item ~ ~ ~ {PickupDelay:100,Invulnerable:1b,Item:{id:&quot;appliedenergistics2:charged_certus_quartz_crystal&quot;,Count:72b}}" calcext:value-type="string">
            <text:p>execute if entity @e[type=item,nbt={Item:{id:"appliedenergistics2:certus_quartz_crystal",Count:36b}},distance=..4] run summon item ~ ~ ~ {PickupDelay:100,Invulnerable:1b,Item:{id:"appliedenergistics2:charged_certus_quartz_crystal",Count:72b}}</text:p>
          </table:table-cell>
          <table:table-cell table:number-columns-repeated="14"/>
          <table:table-cell office:value-type="float" office:value="36" calcext:value-type="float">
            <text:p>36</text:p>
          </table:table-cell>
          <table:table-cell table:formula="of:=CONCATENATE([.$S$3];[.S37];[.$S$4];[.S37];[.$S$5])" office:value-type="string" office:string-value="execute if entity @e[type=item,nbt={Item:{id:&quot;appliedenergistics2:certus_quartz_crystal&quot;,Count:36b}},distance=..4] run kill @e[type=minecraft:item,nbt={Item:{id:&quot;appliedenergistics2:certus_quartz_crystal&quot;,Count:36b}},limit=1,distance=..4]" calcext:value-type="string">
            <text:p>execute if entity @e[type=item,nbt={Item:{id:"appliedenergistics2:certus_quartz_crystal",Count:36b}},distance=..4] run kill @e[type=minecraft:item,nbt={Item:{id:"appliedenergistics2:certus_quartz_crystal",Count:36b}},limit=1,distance=..4]</text:p>
          </table:table-cell>
        </table:table-row>
        <table:table-row table:style-name="ro1">
          <table:table-cell/>
          <table:table-cell table:formula="of:=[.C38]*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CONCATENATE([.$C$3];[.C38];[.$C$4];[.B38];[.$C$5])" office:value-type="string" office:string-value="execute if entity @e[type=item,nbt={Item:{id:&quot;appliedenergistics2:certus_quartz_crystal&quot;,Count:35b}},distance=..4] run summon item ~ ~ ~ {PickupDelay:100,Invulnerable:1b,Item:{id:&quot;appliedenergistics2:charged_certus_quartz_crystal&quot;,Count:70b}}" calcext:value-type="string">
            <text:p>execute if entity @e[type=item,nbt={Item:{id:"appliedenergistics2:certus_quartz_crystal",Count:35b}},distance=..4] run summon item ~ ~ ~ {PickupDelay:100,Invulnerable:1b,Item:{id:"appliedenergistics2:charged_certus_quartz_crystal",Count:70b}}</text:p>
          </table:table-cell>
          <table:table-cell table:number-columns-repeated="14"/>
          <table:table-cell office:value-type="float" office:value="35" calcext:value-type="float">
            <text:p>35</text:p>
          </table:table-cell>
          <table:table-cell table:formula="of:=CONCATENATE([.$S$3];[.S38];[.$S$4];[.S38];[.$S$5])" office:value-type="string" office:string-value="execute if entity @e[type=item,nbt={Item:{id:&quot;appliedenergistics2:certus_quartz_crystal&quot;,Count:35b}},distance=..4] run kill @e[type=minecraft:item,nbt={Item:{id:&quot;appliedenergistics2:certus_quartz_crystal&quot;,Count:35b}},limit=1,distance=..4]" calcext:value-type="string">
            <text:p>execute if entity @e[type=item,nbt={Item:{id:"appliedenergistics2:certus_quartz_crystal",Count:35b}},distance=..4] run kill @e[type=minecraft:item,nbt={Item:{id:"appliedenergistics2:certus_quartz_crystal",Count:35b}},limit=1,distance=..4]</text:p>
          </table:table-cell>
        </table:table-row>
        <table:table-row table:style-name="ro1">
          <table:table-cell/>
          <table:table-cell table:formula="of:=[.C39]*2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CONCATENATE([.$C$3];[.C39];[.$C$4];[.B39];[.$C$5])" office:value-type="string" office:string-value="execute if entity @e[type=item,nbt={Item:{id:&quot;appliedenergistics2:certus_quartz_crystal&quot;,Count:34b}},distance=..4] run summon item ~ ~ ~ {PickupDelay:100,Invulnerable:1b,Item:{id:&quot;appliedenergistics2:charged_certus_quartz_crystal&quot;,Count:68b}}" calcext:value-type="string">
            <text:p>execute if entity @e[type=item,nbt={Item:{id:"appliedenergistics2:certus_quartz_crystal",Count:34b}},distance=..4] run summon item ~ ~ ~ {PickupDelay:100,Invulnerable:1b,Item:{id:"appliedenergistics2:charged_certus_quartz_crystal",Count:68b}}</text:p>
          </table:table-cell>
          <table:table-cell table:number-columns-repeated="14"/>
          <table:table-cell office:value-type="float" office:value="34" calcext:value-type="float">
            <text:p>34</text:p>
          </table:table-cell>
          <table:table-cell table:formula="of:=CONCATENATE([.$S$3];[.S39];[.$S$4];[.S39];[.$S$5])" office:value-type="string" office:string-value="execute if entity @e[type=item,nbt={Item:{id:&quot;appliedenergistics2:certus_quartz_crystal&quot;,Count:34b}},distance=..4] run kill @e[type=minecraft:item,nbt={Item:{id:&quot;appliedenergistics2:certus_quartz_crystal&quot;,Count:34b}},limit=1,distance=..4]" calcext:value-type="string">
            <text:p>execute if entity @e[type=item,nbt={Item:{id:"appliedenergistics2:certus_quartz_crystal",Count:34b}},distance=..4] run kill @e[type=minecraft:item,nbt={Item:{id:"appliedenergistics2:certus_quartz_crystal",Count:34b}},limit=1,distance=..4]</text:p>
          </table:table-cell>
        </table:table-row>
        <table:table-row table:style-name="ro1">
          <table:table-cell/>
          <table:table-cell table:formula="of:=[.C40]*2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formula="of:=CONCATENATE([.$C$3];[.C40];[.$C$4];[.B40];[.$C$5])" office:value-type="string" office:string-value="execute if entity @e[type=item,nbt={Item:{id:&quot;appliedenergistics2:certus_quartz_crystal&quot;,Count:33b}},distance=..4] run summon item ~ ~ ~ {PickupDelay:100,Invulnerable:1b,Item:{id:&quot;appliedenergistics2:charged_certus_quartz_crystal&quot;,Count:66b}}" calcext:value-type="string">
            <text:p>execute if entity @e[type=item,nbt={Item:{id:"appliedenergistics2:certus_quartz_crystal",Count:33b}},distance=..4] run summon item ~ ~ ~ {PickupDelay:100,Invulnerable:1b,Item:{id:"appliedenergistics2:charged_certus_quartz_crystal",Count:66b}}</text:p>
          </table:table-cell>
          <table:table-cell table:number-columns-repeated="14"/>
          <table:table-cell office:value-type="float" office:value="33" calcext:value-type="float">
            <text:p>33</text:p>
          </table:table-cell>
          <table:table-cell table:formula="of:=CONCATENATE([.$S$3];[.S40];[.$S$4];[.S40];[.$S$5])" office:value-type="string" office:string-value="execute if entity @e[type=item,nbt={Item:{id:&quot;appliedenergistics2:certus_quartz_crystal&quot;,Count:33b}},distance=..4] run kill @e[type=minecraft:item,nbt={Item:{id:&quot;appliedenergistics2:certus_quartz_crystal&quot;,Count:33b}},limit=1,distance=..4]" calcext:value-type="string">
            <text:p>execute if entity @e[type=item,nbt={Item:{id:"appliedenergistics2:certus_quartz_crystal",Count:33b}},distance=..4] run kill @e[type=minecraft:item,nbt={Item:{id:"appliedenergistics2:certus_quartz_crystal",Count:33b}},limit=1,distance=..4]</text:p>
          </table:table-cell>
        </table:table-row>
        <table:table-row table:style-name="ro1">
          <table:table-cell/>
          <table:table-cell table:formula="of:=[.C41]*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formula="of:=CONCATENATE([.$C$3];[.C41];[.$C$4];[.B41];[.$C$5])" office:value-type="string" office:string-value="execute if entity @e[type=item,nbt={Item:{id:&quot;appliedenergistics2:certus_quartz_crystal&quot;,Count:32b}},distance=..4] run summon item ~ ~ ~ {PickupDelay:100,Invulnerable:1b,Item:{id:&quot;appliedenergistics2:charged_certus_quartz_crystal&quot;,Count:64b}}" calcext:value-type="string">
            <text:p>execute if entity @e[type=item,nbt={Item:{id:"appliedenergistics2:certus_quartz_crystal",Count:32b}},distance=..4] run summon item ~ ~ ~ {PickupDelay:100,Invulnerable:1b,Item:{id:"appliedenergistics2:charged_certus_quartz_crystal",Count:64b}}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formula="of:=CONCATENATE([.$S$3];[.S41];[.$S$4];[.S41];[.$S$5])" office:value-type="string" office:string-value="execute if entity @e[type=item,nbt={Item:{id:&quot;appliedenergistics2:certus_quartz_crystal&quot;,Count:32b}},distance=..4] run kill @e[type=minecraft:item,nbt={Item:{id:&quot;appliedenergistics2:certus_quartz_crystal&quot;,Count:32b}},limit=1,distance=..4]" calcext:value-type="string">
            <text:p>execute if entity @e[type=item,nbt={Item:{id:"appliedenergistics2:certus_quartz_crystal",Count:32b}},distance=..4] run kill @e[type=minecraft:item,nbt={Item:{id:"appliedenergistics2:certus_quartz_crystal",Count:32b}},limit=1,distance=..4]</text:p>
          </table:table-cell>
        </table:table-row>
        <table:table-row table:style-name="ro1">
          <table:table-cell/>
          <table:table-cell table:formula="of:=[.C42]*2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CONCATENATE([.$C$3];[.C42];[.$C$4];[.B42];[.$C$5])" office:value-type="string" office:string-value="execute if entity @e[type=item,nbt={Item:{id:&quot;appliedenergistics2:certus_quartz_crystal&quot;,Count:31b}},distance=..4] run summon item ~ ~ ~ {PickupDelay:100,Invulnerable:1b,Item:{id:&quot;appliedenergistics2:charged_certus_quartz_crystal&quot;,Count:62b}}" calcext:value-type="string">
            <text:p>execute if entity @e[type=item,nbt={Item:{id:"appliedenergistics2:certus_quartz_crystal",Count:31b}},distance=..4] run summon item ~ ~ ~ {PickupDelay:100,Invulnerable:1b,Item:{id:"appliedenergistics2:charged_certus_quartz_crystal",Count:62b}}</text:p>
          </table:table-cell>
          <table:table-cell table:number-columns-repeated="14"/>
          <table:table-cell office:value-type="float" office:value="31" calcext:value-type="float">
            <text:p>31</text:p>
          </table:table-cell>
          <table:table-cell table:formula="of:=CONCATENATE([.$S$3];[.S42];[.$S$4];[.S42];[.$S$5])" office:value-type="string" office:string-value="execute if entity @e[type=item,nbt={Item:{id:&quot;appliedenergistics2:certus_quartz_crystal&quot;,Count:31b}},distance=..4] run kill @e[type=minecraft:item,nbt={Item:{id:&quot;appliedenergistics2:certus_quartz_crystal&quot;,Count:31b}},limit=1,distance=..4]" calcext:value-type="string">
            <text:p>execute if entity @e[type=item,nbt={Item:{id:"appliedenergistics2:certus_quartz_crystal",Count:31b}},distance=..4] run kill @e[type=minecraft:item,nbt={Item:{id:"appliedenergistics2:certus_quartz_crystal",Count:31b}},limit=1,distance=..4]</text:p>
          </table:table-cell>
        </table:table-row>
        <table:table-row table:style-name="ro1">
          <table:table-cell/>
          <table:table-cell table:formula="of:=[.C43]*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CONCATENATE([.$C$3];[.C43];[.$C$4];[.B43];[.$C$5])" office:value-type="string" office:string-value="execute if entity @e[type=item,nbt={Item:{id:&quot;appliedenergistics2:certus_quartz_crystal&quot;,Count:30b}},distance=..4] run summon item ~ ~ ~ {PickupDelay:100,Invulnerable:1b,Item:{id:&quot;appliedenergistics2:charged_certus_quartz_crystal&quot;,Count:60b}}" calcext:value-type="string">
            <text:p>execute if entity @e[type=item,nbt={Item:{id:"appliedenergistics2:certus_quartz_crystal",Count:30b}},distance=..4] run summon item ~ ~ ~ {PickupDelay:100,Invulnerable:1b,Item:{id:"appliedenergistics2:charged_certus_quartz_crystal",Count:60b}}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table:formula="of:=CONCATENATE([.$S$3];[.S43];[.$S$4];[.S43];[.$S$5])" office:value-type="string" office:string-value="execute if entity @e[type=item,nbt={Item:{id:&quot;appliedenergistics2:certus_quartz_crystal&quot;,Count:30b}},distance=..4] run kill @e[type=minecraft:item,nbt={Item:{id:&quot;appliedenergistics2:certus_quartz_crystal&quot;,Count:30b}},limit=1,distance=..4]" calcext:value-type="string">
            <text:p>execute if entity @e[type=item,nbt={Item:{id:"appliedenergistics2:certus_quartz_crystal",Count:30b}},distance=..4] run kill @e[type=minecraft:item,nbt={Item:{id:"appliedenergistics2:certus_quartz_crystal",Count:30b}},limit=1,distance=..4]</text:p>
          </table:table-cell>
        </table:table-row>
        <table:table-row table:style-name="ro1">
          <table:table-cell/>
          <table:table-cell table:formula="of:=[.C44]*2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CONCATENATE([.$C$3];[.C44];[.$C$4];[.B44];[.$C$5])" office:value-type="string" office:string-value="execute if entity @e[type=item,nbt={Item:{id:&quot;appliedenergistics2:certus_quartz_crystal&quot;,Count:29b}},distance=..4] run summon item ~ ~ ~ {PickupDelay:100,Invulnerable:1b,Item:{id:&quot;appliedenergistics2:charged_certus_quartz_crystal&quot;,Count:58b}}" calcext:value-type="string">
            <text:p>execute if entity @e[type=item,nbt={Item:{id:"appliedenergistics2:certus_quartz_crystal",Count:29b}},distance=..4] run summon item ~ ~ ~ {PickupDelay:100,Invulnerable:1b,Item:{id:"appliedenergistics2:charged_certus_quartz_crystal",Count:58b}}</text:p>
          </table:table-cell>
          <table:table-cell table:number-columns-repeated="14"/>
          <table:table-cell office:value-type="float" office:value="29" calcext:value-type="float">
            <text:p>29</text:p>
          </table:table-cell>
          <table:table-cell table:formula="of:=CONCATENATE([.$S$3];[.S44];[.$S$4];[.S44];[.$S$5])" office:value-type="string" office:string-value="execute if entity @e[type=item,nbt={Item:{id:&quot;appliedenergistics2:certus_quartz_crystal&quot;,Count:29b}},distance=..4] run kill @e[type=minecraft:item,nbt={Item:{id:&quot;appliedenergistics2:certus_quartz_crystal&quot;,Count:29b}},limit=1,distance=..4]" calcext:value-type="string">
            <text:p>execute if entity @e[type=item,nbt={Item:{id:"appliedenergistics2:certus_quartz_crystal",Count:29b}},distance=..4] run kill @e[type=minecraft:item,nbt={Item:{id:"appliedenergistics2:certus_quartz_crystal",Count:29b}},limit=1,distance=..4]</text:p>
          </table:table-cell>
        </table:table-row>
        <table:table-row table:style-name="ro1">
          <table:table-cell/>
          <table:table-cell table:formula="of:=[.C45]*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CONCATENATE([.$C$3];[.C45];[.$C$4];[.B45];[.$C$5])" office:value-type="string" office:string-value="execute if entity @e[type=item,nbt={Item:{id:&quot;appliedenergistics2:certus_quartz_crystal&quot;,Count:28b}},distance=..4] run summon item ~ ~ ~ {PickupDelay:100,Invulnerable:1b,Item:{id:&quot;appliedenergistics2:charged_certus_quartz_crystal&quot;,Count:56b}}" calcext:value-type="string">
            <text:p>execute if entity @e[type=item,nbt={Item:{id:"appliedenergistics2:certus_quartz_crystal",Count:28b}},distance=..4] run summon item ~ ~ ~ {PickupDelay:100,Invulnerable:1b,Item:{id:"appliedenergistics2:charged_certus_quartz_crystal",Count:56b}}</text:p>
          </table:table-cell>
          <table:table-cell table:number-columns-repeated="14"/>
          <table:table-cell office:value-type="float" office:value="28" calcext:value-type="float">
            <text:p>28</text:p>
          </table:table-cell>
          <table:table-cell table:formula="of:=CONCATENATE([.$S$3];[.S45];[.$S$4];[.S45];[.$S$5])" office:value-type="string" office:string-value="execute if entity @e[type=item,nbt={Item:{id:&quot;appliedenergistics2:certus_quartz_crystal&quot;,Count:28b}},distance=..4] run kill @e[type=minecraft:item,nbt={Item:{id:&quot;appliedenergistics2:certus_quartz_crystal&quot;,Count:28b}},limit=1,distance=..4]" calcext:value-type="string">
            <text:p>execute if entity @e[type=item,nbt={Item:{id:"appliedenergistics2:certus_quartz_crystal",Count:28b}},distance=..4] run kill @e[type=minecraft:item,nbt={Item:{id:"appliedenergistics2:certus_quartz_crystal",Count:28b}},limit=1,distance=..4]</text:p>
          </table:table-cell>
        </table:table-row>
        <table:table-row table:style-name="ro1">
          <table:table-cell/>
          <table:table-cell table:formula="of:=[.C46]*2"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CONCATENATE([.$C$3];[.C46];[.$C$4];[.B46];[.$C$5])" office:value-type="string" office:string-value="execute if entity @e[type=item,nbt={Item:{id:&quot;appliedenergistics2:certus_quartz_crystal&quot;,Count:27b}},distance=..4] run summon item ~ ~ ~ {PickupDelay:100,Invulnerable:1b,Item:{id:&quot;appliedenergistics2:charged_certus_quartz_crystal&quot;,Count:54b}}" calcext:value-type="string">
            <text:p>execute if entity @e[type=item,nbt={Item:{id:"appliedenergistics2:certus_quartz_crystal",Count:27b}},distance=..4] run summon item ~ ~ ~ {PickupDelay:100,Invulnerable:1b,Item:{id:"appliedenergistics2:charged_certus_quartz_crystal",Count:54b}}</text:p>
          </table:table-cell>
          <table:table-cell table:number-columns-repeated="14"/>
          <table:table-cell office:value-type="float" office:value="27" calcext:value-type="float">
            <text:p>27</text:p>
          </table:table-cell>
          <table:table-cell table:formula="of:=CONCATENATE([.$S$3];[.S46];[.$S$4];[.S46];[.$S$5])" office:value-type="string" office:string-value="execute if entity @e[type=item,nbt={Item:{id:&quot;appliedenergistics2:certus_quartz_crystal&quot;,Count:27b}},distance=..4] run kill @e[type=minecraft:item,nbt={Item:{id:&quot;appliedenergistics2:certus_quartz_crystal&quot;,Count:27b}},limit=1,distance=..4]" calcext:value-type="string">
            <text:p>execute if entity @e[type=item,nbt={Item:{id:"appliedenergistics2:certus_quartz_crystal",Count:27b}},distance=..4] run kill @e[type=minecraft:item,nbt={Item:{id:"appliedenergistics2:certus_quartz_crystal",Count:27b}},limit=1,distance=..4]</text:p>
          </table:table-cell>
        </table:table-row>
        <table:table-row table:style-name="ro1">
          <table:table-cell/>
          <table:table-cell table:formula="of:=[.C47]*2"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CONCATENATE([.$C$3];[.C47];[.$C$4];[.B47];[.$C$5])" office:value-type="string" office:string-value="execute if entity @e[type=item,nbt={Item:{id:&quot;appliedenergistics2:certus_quartz_crystal&quot;,Count:26b}},distance=..4] run summon item ~ ~ ~ {PickupDelay:100,Invulnerable:1b,Item:{id:&quot;appliedenergistics2:charged_certus_quartz_crystal&quot;,Count:52b}}" calcext:value-type="string">
            <text:p>execute if entity @e[type=item,nbt={Item:{id:"appliedenergistics2:certus_quartz_crystal",Count:26b}},distance=..4] run summon item ~ ~ ~ {PickupDelay:100,Invulnerable:1b,Item:{id:"appliedenergistics2:charged_certus_quartz_crystal",Count:52b}}</text:p>
          </table:table-cell>
          <table:table-cell table:number-columns-repeated="14"/>
          <table:table-cell office:value-type="float" office:value="26" calcext:value-type="float">
            <text:p>26</text:p>
          </table:table-cell>
          <table:table-cell table:formula="of:=CONCATENATE([.$S$3];[.S47];[.$S$4];[.S47];[.$S$5])" office:value-type="string" office:string-value="execute if entity @e[type=item,nbt={Item:{id:&quot;appliedenergistics2:certus_quartz_crystal&quot;,Count:26b}},distance=..4] run kill @e[type=minecraft:item,nbt={Item:{id:&quot;appliedenergistics2:certus_quartz_crystal&quot;,Count:26b}},limit=1,distance=..4]" calcext:value-type="string">
            <text:p>execute if entity @e[type=item,nbt={Item:{id:"appliedenergistics2:certus_quartz_crystal",Count:26b}},distance=..4] run kill @e[type=minecraft:item,nbt={Item:{id:"appliedenergistics2:certus_quartz_crystal",Count:26b}},limit=1,distance=..4]</text:p>
          </table:table-cell>
        </table:table-row>
        <table:table-row table:style-name="ro1">
          <table:table-cell/>
          <table:table-cell table:formula="of:=[.C48]*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CONCATENATE([.$C$3];[.C48];[.$C$4];[.B48];[.$C$5])" office:value-type="string" office:string-value="execute if entity @e[type=item,nbt={Item:{id:&quot;appliedenergistics2:certus_quartz_crystal&quot;,Count:25b}},distance=..4] run summon item ~ ~ ~ {PickupDelay:100,Invulnerable:1b,Item:{id:&quot;appliedenergistics2:charged_certus_quartz_crystal&quot;,Count:50b}}" calcext:value-type="string">
            <text:p>execute if entity @e[type=item,nbt={Item:{id:"appliedenergistics2:certus_quartz_crystal",Count:25b}},distance=..4] run summon item ~ ~ ~ {PickupDelay:100,Invulnerable:1b,Item:{id:"appliedenergistics2:charged_certus_quartz_crystal",Count:50b}}</text:p>
          </table:table-cell>
          <table:table-cell table:number-columns-repeated="14"/>
          <table:table-cell office:value-type="float" office:value="25" calcext:value-type="float">
            <text:p>25</text:p>
          </table:table-cell>
          <table:table-cell table:formula="of:=CONCATENATE([.$S$3];[.S48];[.$S$4];[.S48];[.$S$5])" office:value-type="string" office:string-value="execute if entity @e[type=item,nbt={Item:{id:&quot;appliedenergistics2:certus_quartz_crystal&quot;,Count:25b}},distance=..4] run kill @e[type=minecraft:item,nbt={Item:{id:&quot;appliedenergistics2:certus_quartz_crystal&quot;,Count:25b}},limit=1,distance=..4]" calcext:value-type="string">
            <text:p>execute if entity @e[type=item,nbt={Item:{id:"appliedenergistics2:certus_quartz_crystal",Count:25b}},distance=..4] run kill @e[type=minecraft:item,nbt={Item:{id:"appliedenergistics2:certus_quartz_crystal",Count:25b}},limit=1,distance=..4]</text:p>
          </table:table-cell>
        </table:table-row>
        <table:table-row table:style-name="ro1">
          <table:table-cell/>
          <table:table-cell table:formula="of:=[.C49]*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CONCATENATE([.$C$3];[.C49];[.$C$4];[.B49];[.$C$5])" office:value-type="string" office:string-value="execute if entity @e[type=item,nbt={Item:{id:&quot;appliedenergistics2:certus_quartz_crystal&quot;,Count:24b}},distance=..4] run summon item ~ ~ ~ {PickupDelay:100,Invulnerable:1b,Item:{id:&quot;appliedenergistics2:charged_certus_quartz_crystal&quot;,Count:48b}}" calcext:value-type="string">
            <text:p>execute if entity @e[type=item,nbt={Item:{id:"appliedenergistics2:certus_quartz_crystal",Count:24b}},distance=..4] run summon item ~ ~ ~ {PickupDelay:100,Invulnerable:1b,Item:{id:"appliedenergistics2:charged_certus_quartz_crystal",Count:48b}}</text:p>
          </table:table-cell>
          <table:table-cell table:number-columns-repeated="14"/>
          <table:table-cell office:value-type="float" office:value="24" calcext:value-type="float">
            <text:p>24</text:p>
          </table:table-cell>
          <table:table-cell table:formula="of:=CONCATENATE([.$S$3];[.S49];[.$S$4];[.S49];[.$S$5])" office:value-type="string" office:string-value="execute if entity @e[type=item,nbt={Item:{id:&quot;appliedenergistics2:certus_quartz_crystal&quot;,Count:24b}},distance=..4] run kill @e[type=minecraft:item,nbt={Item:{id:&quot;appliedenergistics2:certus_quartz_crystal&quot;,Count:24b}},limit=1,distance=..4]" calcext:value-type="string">
            <text:p>execute if entity @e[type=item,nbt={Item:{id:"appliedenergistics2:certus_quartz_crystal",Count:24b}},distance=..4] run kill @e[type=minecraft:item,nbt={Item:{id:"appliedenergistics2:certus_quartz_crystal",Count:24b}},limit=1,distance=..4]</text:p>
          </table:table-cell>
        </table:table-row>
        <table:table-row table:style-name="ro1">
          <table:table-cell/>
          <table:table-cell table:formula="of:=[.C50]*2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CONCATENATE([.$C$3];[.C50];[.$C$4];[.B50];[.$C$5])" office:value-type="string" office:string-value="execute if entity @e[type=item,nbt={Item:{id:&quot;appliedenergistics2:certus_quartz_crystal&quot;,Count:23b}},distance=..4] run summon item ~ ~ ~ {PickupDelay:100,Invulnerable:1b,Item:{id:&quot;appliedenergistics2:charged_certus_quartz_crystal&quot;,Count:46b}}" calcext:value-type="string">
            <text:p>execute if entity @e[type=item,nbt={Item:{id:"appliedenergistics2:certus_quartz_crystal",Count:23b}},distance=..4] run summon item ~ ~ ~ {PickupDelay:100,Invulnerable:1b,Item:{id:"appliedenergistics2:charged_certus_quartz_crystal",Count:46b}}</text:p>
          </table:table-cell>
          <table:table-cell table:number-columns-repeated="14"/>
          <table:table-cell office:value-type="float" office:value="23" calcext:value-type="float">
            <text:p>23</text:p>
          </table:table-cell>
          <table:table-cell table:formula="of:=CONCATENATE([.$S$3];[.S50];[.$S$4];[.S50];[.$S$5])" office:value-type="string" office:string-value="execute if entity @e[type=item,nbt={Item:{id:&quot;appliedenergistics2:certus_quartz_crystal&quot;,Count:23b}},distance=..4] run kill @e[type=minecraft:item,nbt={Item:{id:&quot;appliedenergistics2:certus_quartz_crystal&quot;,Count:23b}},limit=1,distance=..4]" calcext:value-type="string">
            <text:p>execute if entity @e[type=item,nbt={Item:{id:"appliedenergistics2:certus_quartz_crystal",Count:23b}},distance=..4] run kill @e[type=minecraft:item,nbt={Item:{id:"appliedenergistics2:certus_quartz_crystal",Count:23b}},limit=1,distance=..4]</text:p>
          </table:table-cell>
        </table:table-row>
        <table:table-row table:style-name="ro1">
          <table:table-cell/>
          <table:table-cell table:formula="of:=[.C51]*2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CONCATENATE([.$C$3];[.C51];[.$C$4];[.B51];[.$C$5])" office:value-type="string" office:string-value="execute if entity @e[type=item,nbt={Item:{id:&quot;appliedenergistics2:certus_quartz_crystal&quot;,Count:22b}},distance=..4] run summon item ~ ~ ~ {PickupDelay:100,Invulnerable:1b,Item:{id:&quot;appliedenergistics2:charged_certus_quartz_crystal&quot;,Count:44b}}" calcext:value-type="string">
            <text:p>execute if entity @e[type=item,nbt={Item:{id:"appliedenergistics2:certus_quartz_crystal",Count:22b}},distance=..4] run summon item ~ ~ ~ {PickupDelay:100,Invulnerable:1b,Item:{id:"appliedenergistics2:charged_certus_quartz_crystal",Count:44b}}</text:p>
          </table:table-cell>
          <table:table-cell table:number-columns-repeated="14"/>
          <table:table-cell office:value-type="float" office:value="22" calcext:value-type="float">
            <text:p>22</text:p>
          </table:table-cell>
          <table:table-cell table:formula="of:=CONCATENATE([.$S$3];[.S51];[.$S$4];[.S51];[.$S$5])" office:value-type="string" office:string-value="execute if entity @e[type=item,nbt={Item:{id:&quot;appliedenergistics2:certus_quartz_crystal&quot;,Count:22b}},distance=..4] run kill @e[type=minecraft:item,nbt={Item:{id:&quot;appliedenergistics2:certus_quartz_crystal&quot;,Count:22b}},limit=1,distance=..4]" calcext:value-type="string">
            <text:p>execute if entity @e[type=item,nbt={Item:{id:"appliedenergistics2:certus_quartz_crystal",Count:22b}},distance=..4] run kill @e[type=minecraft:item,nbt={Item:{id:"appliedenergistics2:certus_quartz_crystal",Count:22b}},limit=1,distance=..4]</text:p>
          </table:table-cell>
        </table:table-row>
        <table:table-row table:style-name="ro1">
          <table:table-cell/>
          <table:table-cell table:formula="of:=[.C52]*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CONCATENATE([.$C$3];[.C52];[.$C$4];[.B52];[.$C$5])" office:value-type="string" office:string-value="execute if entity @e[type=item,nbt={Item:{id:&quot;appliedenergistics2:certus_quartz_crystal&quot;,Count:21b}},distance=..4] run summon item ~ ~ ~ {PickupDelay:100,Invulnerable:1b,Item:{id:&quot;appliedenergistics2:charged_certus_quartz_crystal&quot;,Count:42b}}" calcext:value-type="string">
            <text:p>execute if entity @e[type=item,nbt={Item:{id:"appliedenergistics2:certus_quartz_crystal",Count:21b}},distance=..4] run summon item ~ ~ ~ {PickupDelay:100,Invulnerable:1b,Item:{id:"appliedenergistics2:charged_certus_quartz_crystal",Count:42b}}</text:p>
          </table:table-cell>
          <table:table-cell table:number-columns-repeated="14"/>
          <table:table-cell office:value-type="float" office:value="21" calcext:value-type="float">
            <text:p>21</text:p>
          </table:table-cell>
          <table:table-cell table:formula="of:=CONCATENATE([.$S$3];[.S52];[.$S$4];[.S52];[.$S$5])" office:value-type="string" office:string-value="execute if entity @e[type=item,nbt={Item:{id:&quot;appliedenergistics2:certus_quartz_crystal&quot;,Count:21b}},distance=..4] run kill @e[type=minecraft:item,nbt={Item:{id:&quot;appliedenergistics2:certus_quartz_crystal&quot;,Count:21b}},limit=1,distance=..4]" calcext:value-type="string">
            <text:p>execute if entity @e[type=item,nbt={Item:{id:"appliedenergistics2:certus_quartz_crystal",Count:21b}},distance=..4] run kill @e[type=minecraft:item,nbt={Item:{id:"appliedenergistics2:certus_quartz_crystal",Count:21b}},limit=1,distance=..4]</text:p>
          </table:table-cell>
        </table:table-row>
        <table:table-row table:style-name="ro1">
          <table:table-cell/>
          <table:table-cell table:formula="of:=[.C53]*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CONCATENATE([.$C$3];[.C53];[.$C$4];[.B53];[.$C$5])" office:value-type="string" office:string-value="execute if entity @e[type=item,nbt={Item:{id:&quot;appliedenergistics2:certus_quartz_crystal&quot;,Count:20b}},distance=..4] run summon item ~ ~ ~ {PickupDelay:100,Invulnerable:1b,Item:{id:&quot;appliedenergistics2:charged_certus_quartz_crystal&quot;,Count:40b}}" calcext:value-type="string">
            <text:p>execute if entity @e[type=item,nbt={Item:{id:"appliedenergistics2:certus_quartz_crystal",Count:20b}},distance=..4] run summon item ~ ~ ~ {PickupDelay:100,Invulnerable:1b,Item:{id:"appliedenergistics2:charged_certus_quartz_crystal",Count:40b}}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CONCATENATE([.$S$3];[.S53];[.$S$4];[.S53];[.$S$5])" office:value-type="string" office:string-value="execute if entity @e[type=item,nbt={Item:{id:&quot;appliedenergistics2:certus_quartz_crystal&quot;,Count:20b}},distance=..4] run kill @e[type=minecraft:item,nbt={Item:{id:&quot;appliedenergistics2:certus_quartz_crystal&quot;,Count:20b}},limit=1,distance=..4]" calcext:value-type="string">
            <text:p>execute if entity @e[type=item,nbt={Item:{id:"appliedenergistics2:certus_quartz_crystal",Count:20b}},distance=..4] run kill @e[type=minecraft:item,nbt={Item:{id:"appliedenergistics2:certus_quartz_crystal",Count:20b}},limit=1,distance=..4]</text:p>
          </table:table-cell>
        </table:table-row>
        <table:table-row table:style-name="ro1">
          <table:table-cell/>
          <table:table-cell table:formula="of:=[.C54]*2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CONCATENATE([.$C$3];[.C54];[.$C$4];[.B54];[.$C$5])" office:value-type="string" office:string-value="execute if entity @e[type=item,nbt={Item:{id:&quot;appliedenergistics2:certus_quartz_crystal&quot;,Count:19b}},distance=..4] run summon item ~ ~ ~ {PickupDelay:100,Invulnerable:1b,Item:{id:&quot;appliedenergistics2:charged_certus_quartz_crystal&quot;,Count:38b}}" calcext:value-type="string">
            <text:p>execute if entity @e[type=item,nbt={Item:{id:"appliedenergistics2:certus_quartz_crystal",Count:19b}},distance=..4] run summon item ~ ~ ~ {PickupDelay:100,Invulnerable:1b,Item:{id:"appliedenergistics2:charged_certus_quartz_crystal",Count:38b}}</text:p>
          </table:table-cell>
          <table:table-cell table:number-columns-repeated="14"/>
          <table:table-cell office:value-type="float" office:value="19" calcext:value-type="float">
            <text:p>19</text:p>
          </table:table-cell>
          <table:table-cell table:formula="of:=CONCATENATE([.$S$3];[.S54];[.$S$4];[.S54];[.$S$5])" office:value-type="string" office:string-value="execute if entity @e[type=item,nbt={Item:{id:&quot;appliedenergistics2:certus_quartz_crystal&quot;,Count:19b}},distance=..4] run kill @e[type=minecraft:item,nbt={Item:{id:&quot;appliedenergistics2:certus_quartz_crystal&quot;,Count:19b}},limit=1,distance=..4]" calcext:value-type="string">
            <text:p>execute if entity @e[type=item,nbt={Item:{id:"appliedenergistics2:certus_quartz_crystal",Count:19b}},distance=..4] run kill @e[type=minecraft:item,nbt={Item:{id:"appliedenergistics2:certus_quartz_crystal",Count:19b}},limit=1,distance=..4]</text:p>
          </table:table-cell>
        </table:table-row>
        <table:table-row table:style-name="ro1">
          <table:table-cell/>
          <table:table-cell table:formula="of:=[.C55]*2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CONCATENATE([.$C$3];[.C55];[.$C$4];[.B55];[.$C$5])" office:value-type="string" office:string-value="execute if entity @e[type=item,nbt={Item:{id:&quot;appliedenergistics2:certus_quartz_crystal&quot;,Count:18b}},distance=..4] run summon item ~ ~ ~ {PickupDelay:100,Invulnerable:1b,Item:{id:&quot;appliedenergistics2:charged_certus_quartz_crystal&quot;,Count:36b}}" calcext:value-type="string">
            <text:p>execute if entity @e[type=item,nbt={Item:{id:"appliedenergistics2:certus_quartz_crystal",Count:18b}},distance=..4] run summon item ~ ~ ~ {PickupDelay:100,Invulnerable:1b,Item:{id:"appliedenergistics2:charged_certus_quartz_crystal",Count:36b}}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formula="of:=CONCATENATE([.$S$3];[.S55];[.$S$4];[.S55];[.$S$5])" office:value-type="string" office:string-value="execute if entity @e[type=item,nbt={Item:{id:&quot;appliedenergistics2:certus_quartz_crystal&quot;,Count:18b}},distance=..4] run kill @e[type=minecraft:item,nbt={Item:{id:&quot;appliedenergistics2:certus_quartz_crystal&quot;,Count:18b}},limit=1,distance=..4]" calcext:value-type="string">
            <text:p>execute if entity @e[type=item,nbt={Item:{id:"appliedenergistics2:certus_quartz_crystal",Count:18b}},distance=..4] run kill @e[type=minecraft:item,nbt={Item:{id:"appliedenergistics2:certus_quartz_crystal",Count:18b}},limit=1,distance=..4]</text:p>
          </table:table-cell>
        </table:table-row>
        <table:table-row table:style-name="ro1">
          <table:table-cell/>
          <table:table-cell table:formula="of:=[.C56]*2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CONCATENATE([.$C$3];[.C56];[.$C$4];[.B56];[.$C$5])" office:value-type="string" office:string-value="execute if entity @e[type=item,nbt={Item:{id:&quot;appliedenergistics2:certus_quartz_crystal&quot;,Count:17b}},distance=..4] run summon item ~ ~ ~ {PickupDelay:100,Invulnerable:1b,Item:{id:&quot;appliedenergistics2:charged_certus_quartz_crystal&quot;,Count:34b}}" calcext:value-type="string">
            <text:p>execute if entity @e[type=item,nbt={Item:{id:"appliedenergistics2:certus_quartz_crystal",Count:17b}},distance=..4] run summon item ~ ~ ~ {PickupDelay:100,Invulnerable:1b,Item:{id:"appliedenergistics2:charged_certus_quartz_crystal",Count:34b}}</text:p>
          </table:table-cell>
          <table:table-cell table:number-columns-repeated="14"/>
          <table:table-cell office:value-type="float" office:value="17" calcext:value-type="float">
            <text:p>17</text:p>
          </table:table-cell>
          <table:table-cell table:formula="of:=CONCATENATE([.$S$3];[.S56];[.$S$4];[.S56];[.$S$5])" office:value-type="string" office:string-value="execute if entity @e[type=item,nbt={Item:{id:&quot;appliedenergistics2:certus_quartz_crystal&quot;,Count:17b}},distance=..4] run kill @e[type=minecraft:item,nbt={Item:{id:&quot;appliedenergistics2:certus_quartz_crystal&quot;,Count:17b}},limit=1,distance=..4]" calcext:value-type="string">
            <text:p>execute if entity @e[type=item,nbt={Item:{id:"appliedenergistics2:certus_quartz_crystal",Count:17b}},distance=..4] run kill @e[type=minecraft:item,nbt={Item:{id:"appliedenergistics2:certus_quartz_crystal",Count:17b}},limit=1,distance=..4]</text:p>
          </table:table-cell>
        </table:table-row>
        <table:table-row table:style-name="ro1">
          <table:table-cell/>
          <table:table-cell table:formula="of:=[.C57]*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CONCATENATE([.$C$3];[.C57];[.$C$4];[.B57];[.$C$5])" office:value-type="string" office:string-value="execute if entity @e[type=item,nbt={Item:{id:&quot;appliedenergistics2:certus_quartz_crystal&quot;,Count:16b}},distance=..4] run summon item ~ ~ ~ {PickupDelay:100,Invulnerable:1b,Item:{id:&quot;appliedenergistics2:charged_certus_quartz_crystal&quot;,Count:32b}}" calcext:value-type="string">
            <text:p>execute if entity @e[type=item,nbt={Item:{id:"appliedenergistics2:certus_quartz_crystal",Count:16b}},distance=..4] run summon item ~ ~ ~ {PickupDelay:100,Invulnerable:1b,Item:{id:"appliedenergistics2:charged_certus_quartz_crystal",Count:32b}}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table:formula="of:=CONCATENATE([.$S$3];[.S57];[.$S$4];[.S57];[.$S$5])" office:value-type="string" office:string-value="execute if entity @e[type=item,nbt={Item:{id:&quot;appliedenergistics2:certus_quartz_crystal&quot;,Count:16b}},distance=..4] run kill @e[type=minecraft:item,nbt={Item:{id:&quot;appliedenergistics2:certus_quartz_crystal&quot;,Count:16b}},limit=1,distance=..4]" calcext:value-type="string">
            <text:p>execute if entity @e[type=item,nbt={Item:{id:"appliedenergistics2:certus_quartz_crystal",Count:16b}},distance=..4] run kill @e[type=minecraft:item,nbt={Item:{id:"appliedenergistics2:certus_quartz_crystal",Count:16b}},limit=1,distance=..4]</text:p>
          </table:table-cell>
        </table:table-row>
        <table:table-row table:style-name="ro1">
          <table:table-cell/>
          <table:table-cell table:formula="of:=[.C58]*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CONCATENATE([.$C$3];[.C58];[.$C$4];[.B58];[.$C$5])" office:value-type="string" office:string-value="execute if entity @e[type=item,nbt={Item:{id:&quot;appliedenergistics2:certus_quartz_crystal&quot;,Count:15b}},distance=..4] run summon item ~ ~ ~ {PickupDelay:100,Invulnerable:1b,Item:{id:&quot;appliedenergistics2:charged_certus_quartz_crystal&quot;,Count:30b}}" calcext:value-type="string">
            <text:p>execute if entity @e[type=item,nbt={Item:{id:"appliedenergistics2:certus_quartz_crystal",Count:15b}},distance=..4] run summon item ~ ~ ~ {PickupDelay:100,Invulnerable:1b,Item:{id:"appliedenergistics2:charged_certus_quartz_crystal",Count:30b}}</text:p>
          </table:table-cell>
          <table:table-cell table:number-columns-repeated="14"/>
          <table:table-cell office:value-type="float" office:value="15" calcext:value-type="float">
            <text:p>15</text:p>
          </table:table-cell>
          <table:table-cell table:formula="of:=CONCATENATE([.$S$3];[.S58];[.$S$4];[.S58];[.$S$5])" office:value-type="string" office:string-value="execute if entity @e[type=item,nbt={Item:{id:&quot;appliedenergistics2:certus_quartz_crystal&quot;,Count:15b}},distance=..4] run kill @e[type=minecraft:item,nbt={Item:{id:&quot;appliedenergistics2:certus_quartz_crystal&quot;,Count:15b}},limit=1,distance=..4]" calcext:value-type="string">
            <text:p>execute if entity @e[type=item,nbt={Item:{id:"appliedenergistics2:certus_quartz_crystal",Count:15b}},distance=..4] run kill @e[type=minecraft:item,nbt={Item:{id:"appliedenergistics2:certus_quartz_crystal",Count:15b}},limit=1,distance=..4]</text:p>
          </table:table-cell>
        </table:table-row>
        <table:table-row table:style-name="ro1">
          <table:table-cell/>
          <table:table-cell table:formula="of:=[.C59]*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CONCATENATE([.$C$3];[.C59];[.$C$4];[.B59];[.$C$5])" office:value-type="string" office:string-value="execute if entity @e[type=item,nbt={Item:{id:&quot;appliedenergistics2:certus_quartz_crystal&quot;,Count:14b}},distance=..4] run summon item ~ ~ ~ {PickupDelay:100,Invulnerable:1b,Item:{id:&quot;appliedenergistics2:charged_certus_quartz_crystal&quot;,Count:28b}}" calcext:value-type="string">
            <text:p>execute if entity @e[type=item,nbt={Item:{id:"appliedenergistics2:certus_quartz_crystal",Count:14b}},distance=..4] run summon item ~ ~ ~ {PickupDelay:100,Invulnerable:1b,Item:{id:"appliedenergistics2:charged_certus_quartz_crystal",Count:28b}}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formula="of:=CONCATENATE([.$S$3];[.S59];[.$S$4];[.S59];[.$S$5])" office:value-type="string" office:string-value="execute if entity @e[type=item,nbt={Item:{id:&quot;appliedenergistics2:certus_quartz_crystal&quot;,Count:14b}},distance=..4] run kill @e[type=minecraft:item,nbt={Item:{id:&quot;appliedenergistics2:certus_quartz_crystal&quot;,Count:14b}},limit=1,distance=..4]" calcext:value-type="string">
            <text:p>execute if entity @e[type=item,nbt={Item:{id:"appliedenergistics2:certus_quartz_crystal",Count:14b}},distance=..4] run kill @e[type=minecraft:item,nbt={Item:{id:"appliedenergistics2:certus_quartz_crystal",Count:14b}},limit=1,distance=..4]</text:p>
          </table:table-cell>
        </table:table-row>
        <table:table-row table:style-name="ro1">
          <table:table-cell/>
          <table:table-cell table:formula="of:=[.C60]*2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CONCATENATE([.$C$3];[.C60];[.$C$4];[.B60];[.$C$5])" office:value-type="string" office:string-value="execute if entity @e[type=item,nbt={Item:{id:&quot;appliedenergistics2:certus_quartz_crystal&quot;,Count:13b}},distance=..4] run summon item ~ ~ ~ {PickupDelay:100,Invulnerable:1b,Item:{id:&quot;appliedenergistics2:charged_certus_quartz_crystal&quot;,Count:26b}}" calcext:value-type="string">
            <text:p>execute if entity @e[type=item,nbt={Item:{id:"appliedenergistics2:certus_quartz_crystal",Count:13b}},distance=..4] run summon item ~ ~ ~ {PickupDelay:100,Invulnerable:1b,Item:{id:"appliedenergistics2:charged_certus_quartz_crystal",Count:26b}}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formula="of:=CONCATENATE([.$S$3];[.S60];[.$S$4];[.S60];[.$S$5])" office:value-type="string" office:string-value="execute if entity @e[type=item,nbt={Item:{id:&quot;appliedenergistics2:certus_quartz_crystal&quot;,Count:13b}},distance=..4] run kill @e[type=minecraft:item,nbt={Item:{id:&quot;appliedenergistics2:certus_quartz_crystal&quot;,Count:13b}},limit=1,distance=..4]" calcext:value-type="string">
            <text:p>execute if entity @e[type=item,nbt={Item:{id:"appliedenergistics2:certus_quartz_crystal",Count:13b}},distance=..4] run kill @e[type=minecraft:item,nbt={Item:{id:"appliedenergistics2:certus_quartz_crystal",Count:13b}},limit=1,distance=..4]</text:p>
          </table:table-cell>
        </table:table-row>
        <table:table-row table:style-name="ro1">
          <table:table-cell/>
          <table:table-cell table:formula="of:=[.C61]*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CONCATENATE([.$C$3];[.C61];[.$C$4];[.B61];[.$C$5])" office:value-type="string" office:string-value="execute if entity @e[type=item,nbt={Item:{id:&quot;appliedenergistics2:certus_quartz_crystal&quot;,Count:12b}},distance=..4] run summon item ~ ~ ~ {PickupDelay:100,Invulnerable:1b,Item:{id:&quot;appliedenergistics2:charged_certus_quartz_crystal&quot;,Count:24b}}" calcext:value-type="string">
            <text:p>execute if entity @e[type=item,nbt={Item:{id:"appliedenergistics2:certus_quartz_crystal",Count:12b}},distance=..4] run summon item ~ ~ ~ {PickupDelay:100,Invulnerable:1b,Item:{id:"appliedenergistics2:charged_certus_quartz_crystal",Count:24b}}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table:formula="of:=CONCATENATE([.$S$3];[.S61];[.$S$4];[.S61];[.$S$5])" office:value-type="string" office:string-value="execute if entity @e[type=item,nbt={Item:{id:&quot;appliedenergistics2:certus_quartz_crystal&quot;,Count:12b}},distance=..4] run kill @e[type=minecraft:item,nbt={Item:{id:&quot;appliedenergistics2:certus_quartz_crystal&quot;,Count:12b}},limit=1,distance=..4]" calcext:value-type="string">
            <text:p>execute if entity @e[type=item,nbt={Item:{id:"appliedenergistics2:certus_quartz_crystal",Count:12b}},distance=..4] run kill @e[type=minecraft:item,nbt={Item:{id:"appliedenergistics2:certus_quartz_crystal",Count:12b}},limit=1,distance=..4]</text:p>
          </table:table-cell>
        </table:table-row>
        <table:table-row table:style-name="ro1">
          <table:table-cell/>
          <table:table-cell table:formula="of:=[.C62]*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CONCATENATE([.$C$3];[.C62];[.$C$4];[.B62];[.$C$5])" office:value-type="string" office:string-value="execute if entity @e[type=item,nbt={Item:{id:&quot;appliedenergistics2:certus_quartz_crystal&quot;,Count:11b}},distance=..4] run summon item ~ ~ ~ {PickupDelay:100,Invulnerable:1b,Item:{id:&quot;appliedenergistics2:charged_certus_quartz_crystal&quot;,Count:22b}}" calcext:value-type="string">
            <text:p>execute if entity @e[type=item,nbt={Item:{id:"appliedenergistics2:certus_quartz_crystal",Count:11b}},distance=..4] run summon item ~ ~ ~ {PickupDelay:100,Invulnerable:1b,Item:{id:"appliedenergistics2:charged_certus_quartz_crystal",Count:22b}}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formula="of:=CONCATENATE([.$S$3];[.S62];[.$S$4];[.S62];[.$S$5])" office:value-type="string" office:string-value="execute if entity @e[type=item,nbt={Item:{id:&quot;appliedenergistics2:certus_quartz_crystal&quot;,Count:11b}},distance=..4] run kill @e[type=minecraft:item,nbt={Item:{id:&quot;appliedenergistics2:certus_quartz_crystal&quot;,Count:11b}},limit=1,distance=..4]" calcext:value-type="string">
            <text:p>execute if entity @e[type=item,nbt={Item:{id:"appliedenergistics2:certus_quartz_crystal",Count:11b}},distance=..4] run kill @e[type=minecraft:item,nbt={Item:{id:"appliedenergistics2:certus_quartz_crystal",Count:11b}},limit=1,distance=..4]</text:p>
          </table:table-cell>
        </table:table-row>
        <table:table-row table:style-name="ro1">
          <table:table-cell/>
          <table:table-cell table:formula="of:=[.C63]*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CONCATENATE([.$C$3];[.C63];[.$C$4];[.B63];[.$C$5])" office:value-type="string" office:string-value="execute if entity @e[type=item,nbt={Item:{id:&quot;appliedenergistics2:certus_quartz_crystal&quot;,Count:10b}},distance=..4] run summon item ~ ~ ~ {PickupDelay:100,Invulnerable:1b,Item:{id:&quot;appliedenergistics2:charged_certus_quartz_crystal&quot;,Count:20b}}" calcext:value-type="string">
            <text:p>execute if entity @e[type=item,nbt={Item:{id:"appliedenergistics2:certus_quartz_crystal",Count:10b}},distance=..4] run summon item ~ ~ ~ {PickupDelay:100,Invulnerable:1b,Item:{id:"appliedenergistics2:charged_certus_quartz_crystal",Count:20b}}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CONCATENATE([.$S$3];[.S63];[.$S$4];[.S63];[.$S$5])" office:value-type="string" office:string-value="execute if entity @e[type=item,nbt={Item:{id:&quot;appliedenergistics2:certus_quartz_crystal&quot;,Count:10b}},distance=..4] run kill @e[type=minecraft:item,nbt={Item:{id:&quot;appliedenergistics2:certus_quartz_crystal&quot;,Count:10b}},limit=1,distance=..4]" calcext:value-type="string">
            <text:p>execute if entity @e[type=item,nbt={Item:{id:"appliedenergistics2:certus_quartz_crystal",Count:10b}},distance=..4] run kill @e[type=minecraft:item,nbt={Item:{id:"appliedenergistics2:certus_quartz_crystal",Count:10b}},limit=1,distance=..4]</text:p>
          </table:table-cell>
        </table:table-row>
        <table:table-row table:style-name="ro1">
          <table:table-cell/>
          <table:table-cell table:formula="of:=[.C64]*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[.$C$3];[.C64];[.$C$4];[.B64];[.$C$5])" office:value-type="string" office:string-value="execute if entity @e[type=item,nbt={Item:{id:&quot;appliedenergistics2:certus_quartz_crystal&quot;,Count:9b}},distance=..4] run summon item ~ ~ ~ {PickupDelay:100,Invulnerable:1b,Item:{id:&quot;appliedenergistics2:charged_certus_quartz_crystal&quot;,Count:18b}}" calcext:value-type="string">
            <text:p>execute if entity @e[type=item,nbt={Item:{id:"appliedenergistics2:certus_quartz_crystal",Count:9b}},distance=..4] run summon item ~ ~ ~ {PickupDelay:100,Invulnerable:1b,Item:{id:"appliedenergistics2:charged_certus_quartz_crystal",Count:18b}}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formula="of:=CONCATENATE([.$S$3];[.S64];[.$S$4];[.S64];[.$S$5])" office:value-type="string" office:string-value="execute if entity @e[type=item,nbt={Item:{id:&quot;appliedenergistics2:certus_quartz_crystal&quot;,Count:9b}},distance=..4] run kill @e[type=minecraft:item,nbt={Item:{id:&quot;appliedenergistics2:certus_quartz_crystal&quot;,Count:9b}},limit=1,distance=..4]" calcext:value-type="string">
            <text:p>execute if entity @e[type=item,nbt={Item:{id:"appliedenergistics2:certus_quartz_crystal",Count:9b}},distance=..4] run kill @e[type=minecraft:item,nbt={Item:{id:"appliedenergistics2:certus_quartz_crystal",Count:9b}},limit=1,distance=..4]</text:p>
          </table:table-cell>
        </table:table-row>
        <table:table-row table:style-name="ro1">
          <table:table-cell/>
          <table:table-cell table:formula="of:=[.C65]*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CONCATENATE([.$C$3];[.C65];[.$C$4];[.B65];[.$C$5])" office:value-type="string" office:string-value="execute if entity @e[type=item,nbt={Item:{id:&quot;appliedenergistics2:certus_quartz_crystal&quot;,Count:8b}},distance=..4] run summon item ~ ~ ~ {PickupDelay:100,Invulnerable:1b,Item:{id:&quot;appliedenergistics2:charged_certus_quartz_crystal&quot;,Count:16b}}" calcext:value-type="string">
            <text:p>execute if entity @e[type=item,nbt={Item:{id:"appliedenergistics2:certus_quartz_crystal",Count:8b}},distance=..4] run summon item ~ ~ ~ {PickupDelay:100,Invulnerable:1b,Item:{id:"appliedenergistics2:charged_certus_quartz_crystal",Count:16b}}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table:formula="of:=CONCATENATE([.$S$3];[.S65];[.$S$4];[.S65];[.$S$5])" office:value-type="string" office:string-value="execute if entity @e[type=item,nbt={Item:{id:&quot;appliedenergistics2:certus_quartz_crystal&quot;,Count:8b}},distance=..4] run kill @e[type=minecraft:item,nbt={Item:{id:&quot;appliedenergistics2:certus_quartz_crystal&quot;,Count:8b}},limit=1,distance=..4]" calcext:value-type="string">
            <text:p>execute if entity @e[type=item,nbt={Item:{id:"appliedenergistics2:certus_quartz_crystal",Count:8b}},distance=..4] run kill @e[type=minecraft:item,nbt={Item:{id:"appliedenergistics2:certus_quartz_crystal",Count:8b}},limit=1,distance=..4]</text:p>
          </table:table-cell>
        </table:table-row>
        <table:table-row table:style-name="ro1">
          <table:table-cell/>
          <table:table-cell table:formula="of:=[.C66]*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CONCATENATE([.$C$3];[.C66];[.$C$4];[.B66];[.$C$5])" office:value-type="string" office:string-value="execute if entity @e[type=item,nbt={Item:{id:&quot;appliedenergistics2:certus_quartz_crystal&quot;,Count:7b}},distance=..4] run summon item ~ ~ ~ {PickupDelay:100,Invulnerable:1b,Item:{id:&quot;appliedenergistics2:charged_certus_quartz_crystal&quot;,Count:14b}}" calcext:value-type="string">
            <text:p>execute if entity @e[type=item,nbt={Item:{id:"appliedenergistics2:certus_quartz_crystal",Count:7b}},distance=..4] run summon item ~ ~ ~ {PickupDelay:100,Invulnerable:1b,Item:{id:"appliedenergistics2:charged_certus_quartz_crystal",Count:14b}}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formula="of:=CONCATENATE([.$S$3];[.S66];[.$S$4];[.S66];[.$S$5])" office:value-type="string" office:string-value="execute if entity @e[type=item,nbt={Item:{id:&quot;appliedenergistics2:certus_quartz_crystal&quot;,Count:7b}},distance=..4] run kill @e[type=minecraft:item,nbt={Item:{id:&quot;appliedenergistics2:certus_quartz_crystal&quot;,Count:7b}},limit=1,distance=..4]" calcext:value-type="string">
            <text:p>execute if entity @e[type=item,nbt={Item:{id:"appliedenergistics2:certus_quartz_crystal",Count:7b}},distance=..4] run kill @e[type=minecraft:item,nbt={Item:{id:"appliedenergistics2:certus_quartz_crystal",Count:7b}},limit=1,distance=..4]</text:p>
          </table:table-cell>
        </table:table-row>
        <table:table-row table:style-name="ro1">
          <table:table-cell/>
          <table:table-cell table:formula="of:=[.C67]*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CONCATENATE([.$C$3];[.C67];[.$C$4];[.B67];[.$C$5])" office:value-type="string" office:string-value="execute if entity @e[type=item,nbt={Item:{id:&quot;appliedenergistics2:certus_quartz_crystal&quot;,Count:6b}},distance=..4] run summon item ~ ~ ~ {PickupDelay:100,Invulnerable:1b,Item:{id:&quot;appliedenergistics2:charged_certus_quartz_crystal&quot;,Count:12b}}" calcext:value-type="string">
            <text:p>execute if entity @e[type=item,nbt={Item:{id:"appliedenergistics2:certus_quartz_crystal",Count:6b}},distance=..4] run summon item ~ ~ ~ {PickupDelay:100,Invulnerable:1b,Item:{id:"appliedenergistics2:charged_certus_quartz_crystal",Count:12b}}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formula="of:=CONCATENATE([.$S$3];[.S67];[.$S$4];[.S67];[.$S$5])" office:value-type="string" office:string-value="execute if entity @e[type=item,nbt={Item:{id:&quot;appliedenergistics2:certus_quartz_crystal&quot;,Count:6b}},distance=..4] run kill @e[type=minecraft:item,nbt={Item:{id:&quot;appliedenergistics2:certus_quartz_crystal&quot;,Count:6b}},limit=1,distance=..4]" calcext:value-type="string">
            <text:p>execute if entity @e[type=item,nbt={Item:{id:"appliedenergistics2:certus_quartz_crystal",Count:6b}},distance=..4] run kill @e[type=minecraft:item,nbt={Item:{id:"appliedenergistics2:certus_quartz_crystal",Count:6b}},limit=1,distance=..4]</text:p>
          </table:table-cell>
        </table:table-row>
        <table:table-row table:style-name="ro1">
          <table:table-cell/>
          <table:table-cell table:formula="of:=[.C68]*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CONCATENATE([.$C$3];[.C68];[.$C$4];[.B68];[.$C$5])" office:value-type="string" office:string-value="execute if entity @e[type=item,nbt={Item:{id:&quot;appliedenergistics2:certus_quartz_crystal&quot;,Count:5b}},distance=..4] run summon item ~ ~ ~ {PickupDelay:100,Invulnerable:1b,Item:{id:&quot;appliedenergistics2:charged_certus_quartz_crystal&quot;,Count:10b}}" calcext:value-type="string">
            <text:p>execute if entity @e[type=item,nbt={Item:{id:"appliedenergistics2:certus_quartz_crystal",Count:5b}},distance=..4] run summon item ~ ~ ~ {PickupDelay:100,Invulnerable:1b,Item:{id:"appliedenergistics2:charged_certus_quartz_crystal",Count:10b}}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formula="of:=CONCATENATE([.$S$3];[.S68];[.$S$4];[.S68];[.$S$5])" office:value-type="string" office:string-value="execute if entity @e[type=item,nbt={Item:{id:&quot;appliedenergistics2:certus_quartz_crystal&quot;,Count:5b}},distance=..4] run kill @e[type=minecraft:item,nbt={Item:{id:&quot;appliedenergistics2:certus_quartz_crystal&quot;,Count:5b}},limit=1,distance=..4]" calcext:value-type="string">
            <text:p>execute if entity @e[type=item,nbt={Item:{id:"appliedenergistics2:certus_quartz_crystal",Count:5b}},distance=..4] run kill @e[type=minecraft:item,nbt={Item:{id:"appliedenergistics2:certus_quartz_crystal",Count:5b}},limit=1,distance=..4]</text:p>
          </table:table-cell>
        </table:table-row>
        <table:table-row table:style-name="ro1">
          <table:table-cell/>
          <table:table-cell table:formula="of:=[.C69]*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$C$3];[.C69];[.$C$4];[.B69];[.$C$5])" office:value-type="string" office:string-value="execute if entity @e[type=item,nbt={Item:{id:&quot;appliedenergistics2:certus_quartz_crystal&quot;,Count:4b}},distance=..4] run summon item ~ ~ ~ {PickupDelay:100,Invulnerable:1b,Item:{id:&quot;appliedenergistics2:charged_certus_quartz_crystal&quot;,Count:8b}}" calcext:value-type="string">
            <text:p>execute if entity @e[type=item,nbt={Item:{id:"appliedenergistics2:certus_quartz_crystal",Count:4b}},distance=..4] run summon item ~ ~ ~ {PickupDelay:100,Invulnerable:1b,Item:{id:"appliedenergistics2:charged_certus_quartz_crystal",Count:8b}}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formula="of:=CONCATENATE([.$S$3];[.S69];[.$S$4];[.S69];[.$S$5])" office:value-type="string" office:string-value="execute if entity @e[type=item,nbt={Item:{id:&quot;appliedenergistics2:certus_quartz_crystal&quot;,Count:4b}},distance=..4] run kill @e[type=minecraft:item,nbt={Item:{id:&quot;appliedenergistics2:certus_quartz_crystal&quot;,Count:4b}},limit=1,distance=..4]" calcext:value-type="string">
            <text:p>execute if entity @e[type=item,nbt={Item:{id:"appliedenergistics2:certus_quartz_crystal",Count:4b}},distance=..4] run kill @e[type=minecraft:item,nbt={Item:{id:"appliedenergistics2:certus_quartz_crystal",Count:4b}},limit=1,distance=..4]</text:p>
          </table:table-cell>
        </table:table-row>
        <table:table-row table:style-name="ro1">
          <table:table-cell/>
          <table:table-cell table:formula="of:=[.C70]*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NCATENATE([.$C$3];[.C70];[.$C$4];[.B70];[.$C$5])" office:value-type="string" office:string-value="execute if entity @e[type=item,nbt={Item:{id:&quot;appliedenergistics2:certus_quartz_crystal&quot;,Count:3b}},distance=..4] run summon item ~ ~ ~ {PickupDelay:100,Invulnerable:1b,Item:{id:&quot;appliedenergistics2:charged_certus_quartz_crystal&quot;,Count:6b}}" calcext:value-type="string">
            <text:p>execute if entity @e[type=item,nbt={Item:{id:"appliedenergistics2:certus_quartz_crystal",Count:3b}},distance=..4] run summon item ~ ~ ~ {PickupDelay:100,Invulnerable:1b,Item:{id:"appliedenergistics2:charged_certus_quartz_crystal",Count:6b}}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formula="of:=CONCATENATE([.$S$3];[.S70];[.$S$4];[.S70];[.$S$5])" office:value-type="string" office:string-value="execute if entity @e[type=item,nbt={Item:{id:&quot;appliedenergistics2:certus_quartz_crystal&quot;,Count:3b}},distance=..4] run kill @e[type=minecraft:item,nbt={Item:{id:&quot;appliedenergistics2:certus_quartz_crystal&quot;,Count:3b}},limit=1,distance=..4]" calcext:value-type="string">
            <text:p>execute if entity @e[type=item,nbt={Item:{id:"appliedenergistics2:certus_quartz_crystal",Count:3b}},distance=..4] run kill @e[type=minecraft:item,nbt={Item:{id:"appliedenergistics2:certus_quartz_crystal",Count:3b}},limit=1,distance=..4]</text:p>
          </table:table-cell>
        </table:table-row>
        <table:table-row table:style-name="ro1">
          <table:table-cell/>
          <table:table-cell table:formula="of:=[.C71]*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[.$C$3];[.C71];[.$C$4];[.B71];[.$C$5])" office:value-type="string" office:string-value="execute if entity @e[type=item,nbt={Item:{id:&quot;appliedenergistics2:certus_quartz_crystal&quot;,Count:2b}},distance=..4] run summon item ~ ~ ~ {PickupDelay:100,Invulnerable:1b,Item:{id:&quot;appliedenergistics2:charged_certus_quartz_crystal&quot;,Count:4b}}" calcext:value-type="string">
            <text:p>execute if entity @e[type=item,nbt={Item:{id:"appliedenergistics2:certus_quartz_crystal",Count:2b}},distance=..4] run summon item ~ ~ ~ {PickupDelay:100,Invulnerable:1b,Item:{id:"appliedenergistics2:charged_certus_quartz_crystal",Count:4b}}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formula="of:=CONCATENATE([.$S$3];[.S71];[.$S$4];[.S71];[.$S$5])" office:value-type="string" office:string-value="execute if entity @e[type=item,nbt={Item:{id:&quot;appliedenergistics2:certus_quartz_crystal&quot;,Count:2b}},distance=..4] run kill @e[type=minecraft:item,nbt={Item:{id:&quot;appliedenergistics2:certus_quartz_crystal&quot;,Count:2b}},limit=1,distance=..4]" calcext:value-type="string">
            <text:p>execute if entity @e[type=item,nbt={Item:{id:"appliedenergistics2:certus_quartz_crystal",Count:2b}},distance=..4] run kill @e[type=minecraft:item,nbt={Item:{id:"appliedenergistics2:certus_quartz_crystal",Count:2b}},limit=1,distance=..4]</text:p>
          </table:table-cell>
        </table:table-row>
        <table:table-row table:style-name="ro1">
          <table:table-cell/>
          <table:table-cell table:formula="of:=[.C72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$C$3];[.C72];[.$C$4];[.B72];[.$C$5])" office:value-type="string" office:string-value="execute if entity @e[type=item,nbt={Item:{id:&quot;appliedenergistics2:certus_quartz_crystal&quot;,Count:1b}},distance=..4] run summon item ~ ~ ~ {PickupDelay:100,Invulnerable:1b,Item:{id:&quot;appliedenergistics2:charged_certus_quartz_crystal&quot;,Count:2b}}" calcext:value-type="string">
            <text:p>execute if entity @e[type=item,nbt={Item:{id:"appliedenergistics2:certus_quartz_crystal",Count:1b}},distance=..4] run summon item ~ ~ ~ {PickupDelay:100,Invulnerable:1b,Item:{id:"appliedenergistics2:charged_certus_quartz_crystal",Count:2b}}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NCATENATE([.$S$3];[.S72];[.$S$4];[.S72];[.$S$5])" office:value-type="string" office:string-value="execute if entity @e[type=item,nbt={Item:{id:&quot;appliedenergistics2:certus_quartz_crystal&quot;,Count:1b}},distance=..4] run kill @e[type=minecraft:item,nbt={Item:{id:&quot;appliedenergistics2:certus_quartz_crystal&quot;,Count:1b}},limit=1,distance=..4]" calcext:value-type="string">
            <text:p>execute if entity @e[type=item,nbt={Item:{id:"appliedenergistics2:certus_quartz_crystal",Count:1b}},distance=..4] run kill @e[type=minecraft:item,nbt={Item:{id:"appliedenergistics2:certus_quartz_crystal",Count:1b}},limit=1,distance=..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7T22:38:18.507000000</meta:creation-date>
    <dc:date>2021-08-27T23:23:58.014000000</dc:date>
    <meta:editing-duration>PT5M19S</meta:editing-duration>
    <meta:editing-cycles>1</meta:editing-cycles>
    <meta:document-statistic meta:table-count="1" meta:cell-count="324" meta:object-count="0"/>
    <meta:generator>LibreOffice/7.2.0.4$Windows_X86_64 LibreOffice_project/9a9c6381e3f7a62afc1329bd359cc48accb6435b</meta:generator>
  </office:meta>
</office:document-meta>
</file>